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Lab" style:family="drawing-page" style:display-name="dpLab">
      <style:drawing-page-properties draw:fill="solid" draw:fill-color="#2A0000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H1Lab" style:family="text" style:display-name="tsH1Lab">
      <style:text-properties fo:color="#CC0000" fo:font-size="28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tsLabStep" style:family="text" style:display-name="tsLabStep">
      <style:text-properties fo:color="#F0F0F0" fo:font-size="17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gsBanner" style:family="graphic" style:display-name="gsBanner">
      <style:graphic-properties draw:fill="solid" draw:stroke="none" fo:padding-left="0.6cm" fo:padding-right="0.6cm" fo:padding-top="0.3cm" fo:padding-bottom="0.3cm" draw:fill-color="#CC0000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Module 10 — Logging, Troubleshooting, and Debugging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1cm">
          <draw:text-box>
            <text:p text:style-name="psSmall"><text:span text:style-name="tsSmall">Red Hat Enterprise Linux 10  |  Instructor Edition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rerequisit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Modules 01–09 completed</text:span></text:p>
            <text:p text:style-name="psBullet"><text:span text:style-name="tsBullet">• Lab environment running (~/firewalld-lab/start-lab.sh)</text:span></text:p>
            <text:p text:style-name="psBullet"><text:span text:style-name="tsBullet">• Familiarity with journalctl, nft, and firewalld zon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Modules 01–09 completed</text:span></text:p>
              <text:p text:style-name="psCode"><text:span text:style-name="tsDiag">- Lab environment running (`~/firewalld-lab/start-lab.sh`)</text:span></text:p>
              <text:p text:style-name="psCode"><text:span text:style-name="tsDiag">- Familiarity with `journalctl`, `nft`, and firewalld zones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Learning Objectiv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the end of this module you will be able to:</text:span></text:p>
            <text:p text:style-name="psBullet"><text:span text:style-name="tsBullet">→ Enable and configure firewalld's built-in logging at multiple verbosity levels</text:span></text:p>
            <text:p text:style-name="psBullet"><text:span text:style-name="tsBullet">→ Use nft to add temporary trace/audit rules</text:span></text:p>
            <text:p text:style-name="psBullet"><text:span text:style-name="tsBullet">→ Read and interpret journald firewall log entries</text:span></text:p>
            <text:p text:style-name="psBullet"><text:span text:style-name="tsBullet">→ Correlate firewalld log messages with the underlying nftables rule that fired</text:span></text:p>
            <text:p text:style-name="psBullet"><text:span text:style-name="tsBullet">→ Apply a systematic troubleshooting methodology for "traffic not passing" scenarios</text:span></text:p>
            <text:p text:style-name="psBullet"><text:span text:style-name="tsBullet">→ Use firewall-cmd --debug and firewalld --debug to trace daemon decisions</text:span></text:p>
            <text:p text:style-name="psBullet"><text:span text:style-name="tsBullet">→ Profile firewalld performance and identify slow-rule scenario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→ Reset/recover a misconfigured firewall without losing access</text:span></text:p>
              <text:p text:style-name="psCode"><text:span text:style-name="tsDiag"> </text:span></text:p>
              <text:p text:style-name="psCode"><text:span text:style-name="tsDiag">By the end of this module you will be able to:</text:span></text:p>
              <text:p text:style-name="psCode"><text:span text:style-name="tsDiag">1. Enable and configure firewalld's built-in logging at multiple verbosity levels</text:span></text:p>
              <text:p text:style-name="psCode"><text:span text:style-name="tsDiag">2. Use `nft` to add temporary trace/audit rules</text:span></text:p>
              <text:p text:style-name="psCode"><text:span text:style-name="tsDiag">3. Read and interpret `journald` firewall log entries</text:span></text:p>
              <text:p text:style-name="psCode"><text:span text:style-name="tsDiag">4. Correlate firewalld log messages with the underlying nftables rule that fired</text:span></text:p>
              <text:p text:style-name="psCode"><text:span text:style-name="tsDiag">5. Apply a systematic troubleshooting methodology for "traffic not passing" scenarios</text:span></text:p>
              <text:p text:style-name="psCode"><text:span text:style-name="tsDiag">6. Use `firewall-cmd --debug` and `firewalld --debug` to trace daemon decisions</text:span></text:p>
              <text:p text:style-name="psCode"><text:span text:style-name="tsDiag">7. Profile firewalld performance and identify slow-rule scenarios</text:span></text:p>
              <text:p text:style-name="psCode"><text:span text:style-name="tsDiag">8. Reset/recover a misconfigured firewall without losing access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1 — The Logging Stack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raffic decisions in RHEL 10 flow through three layers, each capable of producing logs:</text:span></text:p>
            <text:p text:style-name="psBullet"><text:span text:style-name="tsBullet">◆ Packet arrives</text:span></text:p>
            <text:p text:style-name="psBullet"><text:span text:style-name="tsBullet">◆ nftables (kernel) kernel log → journald (transport=syslog or audit)</text:span></text:p>
            <text:p text:style-name="psBullet"><text:span text:style-name="tsBullet">◆ firewalld (daemon) firewalld.log / journald unit log</text:span></text:p>
            <text:p text:style-name="psBullet"><text:span text:style-name="tsBullet">◆ Application /var/log/app.log etc.</text:span></text:p>
            <text:p text:style-name="psBullet"><text:span text:style-name="tsBullet">Understanding which layer generated a message is the first step in any diagnosis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raffic decisions in RHEL 10 flow through three layers, each capable of producing logs:</text:span></text:p>
              <text:p text:style-name="psCode"><text:span text:style-name="tsDiag"> </text:span></text:p>
              <text:p text:style-name="psCode"><text:span text:style-name="tsDiag">Packet arrives</text:span></text:p>
              <text:p text:style-name="psCode"><text:span text:style-name="tsDiag">      │</text:span></text:p>
              <text:p text:style-name="psCode"><text:span text:style-name="tsDiag">      ▼</text:span></text:p>
              <text:p text:style-name="psCode"><text:span text:style-name="tsDiag">  nftables (kernel)  ──► kernel log → journald (transport=syslog or audit)</text:span></text:p>
              <text:p text:style-name="psCode"><text:span text:style-name="tsDiag">      │</text:span></text:p>
              <text:p text:style-name="psCode"><text:span text:style-name="tsDiag">      ▼</text:span></text:p>
              <text:p text:style-name="psCode"><text:span text:style-name="tsDiag">  firewalld (daemon) ──► firewalld.log / journald unit log</text:span></text:p>
              <text:p text:style-name="psCode"><text:span text:style-name="tsDiag">      │</text:span></text:p>
              <text:p text:style-name="psCode"><text:span text:style-name="tsDiag">      ▼</text:span></text:p>
              <text:p text:style-name="psCode"><text:span text:style-name="tsDiag">  Application        ──► /var/log/app.log etc.</text:span></text:p>
              <text:p text:style-name="psCode"><text:span text:style-name="tsDiag"> </text:span></text:p>
              <text:p text:style-name="psCode"><text:span text:style-name="tsDiag">Understanding **which layer** generated a message is the first step in any diagnosis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2 — firewalld Log Level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firewalld has its own concept of "LogDenied" (what gets logged when a packet is dropped/rejected) plus a daemon-level debug verbosity.</text:span></text:p>
            <text:p text:style-name="psBullet"><text:span text:style-name="tsBullet">◆ 10.2.1 LogDenied</text:span></text:p>
            <text:p text:style-name="psBullet"><text:span text:style-name="tsBullet">LogDenied controls whether denied packets emit a kernel log message. Values: off (default) | unicast | broadcast | multicast | all</text:span></text:p>
            <text:p text:style-name="psBullet"><text:span text:style-name="tsBullet">💡 Concept — runtime vs permanent: --set-log-denied without --permanent changes the running daemon only. After --reload the permanent value takes effect. Always set both or set permanent and reload.</text:span></text:p>
            <text:p text:style-name="psBullet"><text:span text:style-name="tsBullet">When LogDenied is active, dropped packets generate a kernel log line via nftables' log statement. The nftables rule firewalld injects looks like:</text:span></text:p>
            <text:p text:style-name="psBullet"><text:span text:style-name="tsBullet">◆ 10.2.2 Reading LogDenied entries in journald</text:span></text:p>
            <text:p text:style-name="psBullet"><text:span text:style-name="tsBullet">A typical line:</text:span></text:p>
            <text:p text:style-name="psBullet"><text:span text:style-name="tsBullet">Field reference: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10.2.3 Daemon debug logging</text:span></text:p>
              <text:p text:style-name="psCode"><text:span text:style-name="tsDiag">💡 --debug output goes to the firewalld journal unit, not to kernel logs. Use it to trace zone assignment, policy evaluation, and D-Bus calls.</text:span></text:p>
              <text:p text:style-name="psCode"><text:span text:style-name="tsDiag"> </text:span></text:p>
              <text:p text:style-name="psCode"><text:span text:style-name="tsDiag">firewalld has its own concept of "LogDenied" (what gets logged when a packet is dropped/rejected) plus a daemon-level debug verbosity.</text:span></text:p>
              <text:p text:style-name="psCode"><text:span text:style-name="tsDiag"> </text:span></text:p>
              <text:p text:style-name="psCode"><text:span text:style-name="tsDiag">### 10.2.1 LogDenied</text:span></text:p>
              <text:p text:style-name="psCode"><text:span text:style-name="tsDiag"> </text:span></text:p>
              <text:p text:style-name="psCode"><text:span text:style-name="tsDiag">`LogDenied` controls whether denied packets emit a kernel log message.  </text:span></text:p>
              <text:p text:style-name="psCode"><text:span text:style-name="tsDiag">Values: `off` (default) | `unicast` | `broadcast` | `multicast` | `all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get-log-denied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**Concept — runtime vs permanent**: `--set-log-denied` without `--permanent` changes the running daemon only. After `--reload` the permanent value takes effect. Always set both or set permanent and reload.</text:span></text:p>
              <text:p text:style-name="psCode"><text:span text:style-name="tsDiag"> </text:span></text:p>
              <text:p text:style-name="psCode"><text:span text:style-name="tsDiag">When `LogDenied` is active, dropped packets generate a kernel log line via nftables' `log` statement.  </text:span></text:p>
              <text:p text:style-name="psCode"><text:span text:style-name="tsDiag">The nftables rule firewalld injects looks like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chain filter_IN_public_deny {</text:span></text:p>
              <text:p text:style-name="psCode"><text:span text:style-name="tsDiag">    log prefix "filter_IN_public_deny: " level info</text:span></text:p>
              <text:p text:style-name="psCode"><text:span text:style-name="tsDiag">    reject with icmpx admin-prohibited</text:span></text:p>
              <text:p text:style-name="psCode"><text:span text:style-name="tsDiag">}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2.2 Reading LogDenied entries in journal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journalctl -k --grep="filter_IN" --since="5 minutes ago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A typical line:</text:span></text:p>
              <text:p text:style-name="psCode"><text:span text:style-name="tsDiag">```</text:span></text:p>
              <text:p text:style-name="psCode"><text:span text:style-name="tsDiag">Feb 24 10:15:42 node1 kernel: filter_IN_public_deny: IN=eth0 OUT= MAC=...</text:span></text:p>
              <text:p text:style-name="psCode"><text:span text:style-name="tsDiag">  SRC=172.20.1.50 DST=172.20.1.1 LEN=60 TOS=0x00 PREC=0x00 TTL=64</text:span></text:p>
              <text:p text:style-name="psCode"><text:span text:style-name="tsDiag">  ID=12345 DF PROTO=TCP SPT=54321 DPT=8080 WINDOW=29200 RES=0x00 SYN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Field reference:</text:span></text:p>
              <text:p text:style-name="psCode"><text:span text:style-name="tsDiag"> </text:span></text:p>
              <text:p text:style-name="psCode"><text:span text:style-name="tsDiag">| Field | Meaning |</text:span></text:p>
              <text:p text:style-name="psCode"><text:span text:style-name="tsDiag">|-------|---------|</text:span></text:p>
              <text:p text:style-name="psCode"><text:span text:style-name="tsDiag">| `filter_IN_public_deny:` | nftables log prefix → chain name → zone = `public` |</text:span></text:p>
              <text:p text:style-name="psCode"><text:span text:style-name="tsDiag">| `IN=eth0` | Ingress interface |</text:span></text:p>
              <text:p text:style-name="psCode"><text:span text:style-name="tsDiag">| `OUT=` | Egress interface (empty = input packet) |</text:span></text:p>
              <text:p text:style-name="psCode"><text:span text:style-name="tsDiag">| `SRC=` | Source IP |</text:span></text:p>
              <text:p text:style-name="psCode"><text:span text:style-name="tsDiag">| `DST=` | Destination IP |</text:span></text:p>
              <text:p text:style-name="psCode"><text:span text:style-name="tsDiag">| `PROTO=TCP` | Protocol |</text:span></text:p>
              <text:p text:style-name="psCode"><text:span text:style-name="tsDiag">| `DPT=8080` | Destination port (the one that was blocked) |</text:span></text:p>
              <text:p text:style-name="psCode"><text:span text:style-name="tsDiag">| `SYN` | TCP flags — this was a connection attempt |</text:span></text:p>
              <text:p text:style-name="psCode"><text:span text:style-name="tsDiag"> </text:span></text:p>
              <text:p text:style-name="psCode"><text:span text:style-name="tsDiag">### 10.2.3 Daemon debug logg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debug=2        # 0=off 1=minimal 2=verbose 3=very verbose</text:span></text:p>
              <text:p text:style-name="psCode"><text:span text:style-name="tsDiag"> </text:span></text:p>
              <text:p text:style-name="psCode"><text:span text:style-name="tsDiag">firewalld --debug=3 --nofork &amp;</text:span></text:p>
              <text:p text:style-name="psCode"><text:span text:style-name="tsDiag"> </text:span></text:p>
              <text:p text:style-name="psCode"><text:span text:style-name="tsDiag">journalctl -u firewalld -f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`--debug` output goes to the firewalld journal unit, not to kernel logs.  </text:span></text:p>
              <text:p text:style-name="psCode"><text:span text:style-name="tsDiag">&gt; Use it to trace zone assignment, policy evaluation, and D-Bus calls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get-log-denied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 </text:span><text:line-break/><text:span text:style-name="tsCodeDyn_11_A8FF60_DejaVuSansMono">firewall-cmd --set-log-denied=all --permanent</text:span><text:line-break/><text:span text:style-name="tsCodeDyn_11_A8FF60_DejaVuSansMono">firewall-cmd -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get-log-denied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Code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chain filter_IN_public_deny {</text:span><text:line-break/><text:span text:style-name="tsCodeDyn_11_A8FF60_DejaVuSansMono">    log prefix "filter_IN_public_deny: " level info</text:span><text:line-break/><text:span text:style-name="tsCodeDyn_11_A8FF60_DejaVuSansMono">    reject with icmpx admin-prohibited</text:span><text:line-break/><text:span text:style-name="tsCodeDyn_11_A8FF60_DejaVuSansMono">}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hain filter_IN_public_deny {</text:span></text:p>
              <text:p text:style-name="psCode"><text:span text:style-name="tsDiag">    log prefix "filter_IN_public_deny: " level info</text:span></text:p>
              <text:p text:style-name="psCode"><text:span text:style-name="tsDiag">    reject with icmpx admin-prohibited</text:span></text:p>
              <text:p text:style-name="psCode"><text:span text:style-name="tsDiag">}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journalctl -k --grep="filter_IN" --since="5 minutes ago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journalctl -k --grep="filter_IN" --since="5 minutes ago"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Code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eb 24 10:15:42 node1 kernel: filter_IN_public_deny: IN=eth0 OUT= MAC=...</text:span><text:line-break/><text:span text:style-name="tsCodeDyn_11_A8FF60_DejaVuSansMono">  SRC=172.20.1.50 DST=172.20.1.1 LEN=60 TOS=0x00 PREC=0x00 TTL=64</text:span><text:line-break/><text:span text:style-name="tsCodeDyn_11_A8FF60_DejaVuSansMono">  ID=12345 DF PROTO=TCP SPT=54321 DPT=8080 WINDOW=29200 RES=0x00 SYN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eb 24 10:15:42 node1 kernel: filter_IN_public_deny: IN=eth0 OUT= MAC=...</text:span></text:p>
              <text:p text:style-name="psCode"><text:span text:style-name="tsDiag">  SRC=172.20.1.50 DST=172.20.1.1 LEN=60 TOS=0x00 PREC=0x00 TTL=64</text:span></text:p>
              <text:p text:style-name="psCode"><text:span text:style-name="tsDiag">  ID=12345 DF PROTO=TCP SPT=54321 DPT=8080 WINDOW=29200 RES=0x00 SYN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debug=2        # 0=off 1=minimal 2=verbose 3=very verbose</text:span><text:line-break/><text:span text:style-name="tsCodeDyn_11_A8FF60_DejaVuSansMono"> </text:span><text:line-break/><text:span text:style-name="tsCodeDyn_11_A8FF60_DejaVuSansMono">firewalld --debug=3 --nofork &amp;</text:span><text:line-break/><text:span text:style-name="tsCodeDyn_11_A8FF60_DejaVuSansMono"> </text:span><text:line-break/><text:span text:style-name="tsCodeDyn_11_A8FF60_DejaVuSansMono">journalctl -u firewalld -f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debug=2        # 0=off 1=minimal 2=verbose 3=very verbose</text:span></text:p>
              <text:p text:style-name="psCode"><text:span text:style-name="tsDiag"> </text:span></text:p>
              <text:p text:style-name="psCode"><text:span text:style-name="tsDiag">firewalld --debug=3 --nofork &amp;</text:span></text:p>
              <text:p text:style-name="psCode"><text:span text:style-name="tsDiag"> </text:span></text:p>
              <text:p text:style-name="psCode"><text:span text:style-name="tsDiag">journalctl -u firewalld -f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0.2 — firewalld Log Level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5189552_892"/>
            <table:table-column table:style-name="tcCol_139861545189552_2295"/>
            <table:table-row>
              <table:table-cell table:style-name="tcsHeader">
                <text:p text:style-name="psCell"><text:span text:style-name="tsTh">Field</text:span></text:p>
              </table:table-cell>
              <table:table-cell table:style-name="tcsHeader">
                <text:p text:style-name="psCell"><text:span text:style-name="tsTh">Meaning</text:span></text:p>
              </table:table-cell>
            </table:table-row>
            <table:table-row>
              <table:table-cell table:style-name="tcsRowA">
                <text:p text:style-name="psCell"><text:span text:style-name="tsTd">filterINpublic_deny:</text:span></text:p>
              </table:table-cell>
              <table:table-cell table:style-name="tcsRowA">
                <text:p text:style-name="psCell"><text:span text:style-name="tsTd">nftables log prefix → chain name → zone = public</text:span></text:p>
              </table:table-cell>
            </table:table-row>
            <table:table-row>
              <table:table-cell table:style-name="tcsRowB">
                <text:p text:style-name="psCell"><text:span text:style-name="tsTd">IN=eth0</text:span></text:p>
              </table:table-cell>
              <table:table-cell table:style-name="tcsRowB">
                <text:p text:style-name="psCell"><text:span text:style-name="tsTd">Ingress interface</text:span></text:p>
              </table:table-cell>
            </table:table-row>
            <table:table-row>
              <table:table-cell table:style-name="tcsRowA">
                <text:p text:style-name="psCell"><text:span text:style-name="tsTd">OUT=</text:span></text:p>
              </table:table-cell>
              <table:table-cell table:style-name="tcsRowA">
                <text:p text:style-name="psCell"><text:span text:style-name="tsTd">Egress interface (empty = input packet)</text:span></text:p>
              </table:table-cell>
            </table:table-row>
            <table:table-row>
              <table:table-cell table:style-name="tcsRowB">
                <text:p text:style-name="psCell"><text:span text:style-name="tsTd">SRC=</text:span></text:p>
              </table:table-cell>
              <table:table-cell table:style-name="tcsRowB">
                <text:p text:style-name="psCell"><text:span text:style-name="tsTd">Source IP</text:span></text:p>
              </table:table-cell>
            </table:table-row>
            <table:table-row>
              <table:table-cell table:style-name="tcsRowA">
                <text:p text:style-name="psCell"><text:span text:style-name="tsTd">DST=</text:span></text:p>
              </table:table-cell>
              <table:table-cell table:style-name="tcsRowA">
                <text:p text:style-name="psCell"><text:span text:style-name="tsTd">Destination IP</text:span></text:p>
              </table:table-cell>
            </table:table-row>
            <table:table-row>
              <table:table-cell table:style-name="tcsRowB">
                <text:p text:style-name="psCell"><text:span text:style-name="tsTd">PROTO=TCP</text:span></text:p>
              </table:table-cell>
              <table:table-cell table:style-name="tcsRowB">
                <text:p text:style-name="psCell"><text:span text:style-name="tsTd">Protocol</text:span></text:p>
              </table:table-cell>
            </table:table-row>
            <table:table-row>
              <table:table-cell table:style-name="tcsRowA">
                <text:p text:style-name="psCell"><text:span text:style-name="tsTd">DPT=8080</text:span></text:p>
              </table:table-cell>
              <table:table-cell table:style-name="tcsRowA">
                <text:p text:style-name="psCell"><text:span text:style-name="tsTd">Destination port (the one that was blocked)</text:span></text:p>
              </table:table-cell>
            </table:table-row>
            <table:table-row>
              <table:table-cell table:style-name="tcsRowB">
                <text:p text:style-name="psCell"><text:span text:style-name="tsTd">SYN</text:span></text:p>
              </table:table-cell>
              <table:table-cell table:style-name="tcsRowB">
                <text:p text:style-name="psCell"><text:span text:style-name="tsTd">TCP flags — this was a connection attempt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eld | Meaning</text:span></text:p>
              <text:p text:style-name="psCode"><text:span text:style-name="tsDiag">------------------------------------------------------------</text:span></text:p>
              <text:p text:style-name="psCode"><text:span text:style-name="tsDiag">filterINpublic_deny: | nftables log prefix → chain name → zone = public</text:span></text:p>
              <text:p text:style-name="psCode"><text:span text:style-name="tsDiag">IN=eth0 | Ingress interface</text:span></text:p>
              <text:p text:style-name="psCode"><text:span text:style-name="tsDiag">OUT= | Egress interface (empty = input packet)</text:span></text:p>
              <text:p text:style-name="psCode"><text:span text:style-name="tsDiag">SRC= | Source IP</text:span></text:p>
              <text:p text:style-name="psCode"><text:span text:style-name="tsDiag">DST= | Destination IP</text:span></text:p>
              <text:p text:style-name="psCode"><text:span text:style-name="tsDiag">PROTO=TCP | Protocol</text:span></text:p>
              <text:p text:style-name="psCode"><text:span text:style-name="tsDiag">DPT=8080 | Destination port (the one that was blocked)</text:span></text:p>
              <text:p text:style-name="psCode"><text:span text:style-name="tsDiag">SYN | TCP flags — this was a connection attemp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3 — nftables Tracing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ftables has a built-in trace mechanism (analogous to iptables --trace) that records every rule evaluation for matching packets.</text:span></text:p>
            <text:p text:style-name="psBullet"><text:span text:style-name="tsBullet">◆ 10.3.1 Enable trace on a specific packet type</text:span></text:p>
            <text:p text:style-name="psBullet"><text:span text:style-name="tsBullet">Sample trace output:</text:span></text:p>
            <text:p text:style-name="psBullet"><text:span text:style-name="tsBullet">Reading the trace:</text:span></text:p>
            <text:p text:style-name="psBullet"><text:span text:style-name="tsBullet">• Each line shows: trace id → table → chain → rule handle → verdict</text:span></text:p>
            <text:p text:style-name="psBullet"><text:span text:style-name="tsBullet">• goto filterINdmz → packet was dispatched to the dmz zone chain</text:span></text:p>
            <text:p text:style-name="psBullet"><text:span text:style-name="tsBullet">• verdict accept → allowed by a rule in filterINdmz_allow</text:span></text:p>
            <text:p text:style-name="psBullet"><text:span text:style-name="tsBullet">◆ 10.3.2 Remove the trace rule when done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💡 Warning: Trace rules generate high log volume under load. Always remove them after debugging.</text:span></text:p>
              <text:p text:style-name="psCode"><text:span text:style-name="tsDiag">◆ 10.3.3 Trace with nft monitor (structured output)</text:span></text:p>
              <text:p text:style-name="psCode"><text:span text:style-name="tsDiag"> </text:span></text:p>
              <text:p text:style-name="psCode"><text:span text:style-name="tsDiag">nftables has a built-in **trace** mechanism (analogous to `iptables --trace`) that records every rule evaluation for matching packets.</text:span></text:p>
              <text:p text:style-name="psCode"><text:span text:style-name="tsDiag"> </text:span></text:p>
              <text:p text:style-name="psCode"><text:span text:style-name="tsDiag">### 10.3.1 Enable trace on a specific packet typ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firewalld filter_INPUT \</text:span></text:p>
              <text:p text:style-name="psCode"><text:span text:style-name="tsDiag">    ip saddr 172.20.2.0/24 tcp dport 8080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Sample trace output:</text:span></text:p>
              <text:p text:style-name="psCode"><text:span text:style-name="tsDiag">```</text:span></text:p>
              <text:p text:style-name="psCode"><text:span text:style-name="tsDiag">trace id 0x1a2b3c4d inet firewalld filter_INPUT packet: ...</text:span></text:p>
              <text:p text:style-name="psCode"><text:span text:style-name="tsDiag">trace id 0x1a2b3c4d inet firewalld filter_INPUT rule 0x1 (verdict continue)</text:span></text:p>
              <text:p text:style-name="psCode"><text:span text:style-name="tsDiag">trace id 0x1a2b3c4d inet firewalld filter_IN_ZONES rule 0x5 (verdict goto filter_IN_dmz)</text:span></text:p>
              <text:p text:style-name="psCode"><text:span text:style-name="tsDiag">trace id 0x1a2b3c4d inet firewalld filter_IN_dmz rule 0x9 (verdict continue)</text:span></text:p>
              <text:p text:style-name="psCode"><text:span text:style-name="tsDiag">trace id 0x1a2b3c4d inet firewalld filter_IN_dmz_allow rule 0x3 (verdict accept)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Reading the trace:</text:span></text:p>
              <text:p text:style-name="psCode"><text:span text:style-name="tsDiag">- Each line shows: `trace id` → `table` → `chain` → `rule handle` → `verdict`</text:span></text:p>
              <text:p text:style-name="psCode"><text:span text:style-name="tsDiag">- `goto filter_IN_dmz` → packet was dispatched to the dmz zone chain</text:span></text:p>
              <text:p text:style-name="psCode"><text:span text:style-name="tsDiag">- `verdict accept` → allowed by a rule in `filter_IN_dmz_allow`</text:span></text:p>
              <text:p text:style-name="psCode"><text:span text:style-name="tsDiag"> </text:span></text:p>
              <text:p text:style-name="psCode"><text:span text:style-name="tsDiag">### 10.3.2 Remove the trace rule when do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--handle list chain inet firewalld filter_INPUT</text:span></text:p>
              <text:p text:style-name="psCode"><text:span text:style-name="tsDiag"> </text:span></text:p>
              <text:p text:style-name="psCode"><text:span text:style-name="tsDiag">nft delete rule inet firewalld filter_INPUT handle 42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**Warning**: Trace rules generate high log volume under load. Always remove them after debugging.</text:span></text:p>
              <text:p text:style-name="psCode"><text:span text:style-name="tsDiag"> </text:span></text:p>
              <text:p text:style-name="psCode"><text:span text:style-name="tsDiag">### 10.3.3 Trace with nft monitor (structured output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monitor trace | grep "verdict accept"</text:span></text:p>
              <text:p text:style-name="psCode"><text:span text:style-name="tsDiag"> </text:span></text:p>
              <text:p text:style-name="psCode"><text:span text:style-name="tsDiag">nft monitor trace | grep -E "verdict (drop|reject)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3 — nftables Tracing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add rule inet firewalld filter_INPUT \</text:span><text:line-break/><text:span text:style-name="tsCodeDyn_11_A8FF60_DejaVuSansMono">    ip saddr 172.20.2.0/24 tcp dport 8080 ct state new \</text:span><text:line-break/><text:span text:style-name="tsCodeDyn_11_A8FF60_DejaVuSansMono">    meta nftrace set 1</text:span><text:line-break/><text:span text:style-name="tsCodeDyn_11_A8FF60_DejaVuSansMono"> </text:span><text:line-break/><text:span text:style-name="tsCodeDyn_11_A8FF60_DejaVuSansMono">nft monitor trace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rule inet firewalld filter_INPUT \</text:span></text:p>
              <text:p text:style-name="psCode"><text:span text:style-name="tsDiag">    ip saddr 172.20.2.0/24 tcp dport 8080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3 — nftables Tracing — Code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trace id 0x1a2b3c4d inet firewalld filter_INPUT packet: ...</text:span><text:line-break/><text:span text:style-name="tsCodeDyn_11_A8FF60_DejaVuSansMono">trace id 0x1a2b3c4d inet firewalld filter_INPUT rule 0x1 (verdict continue)</text:span><text:line-break/><text:span text:style-name="tsCodeDyn_11_A8FF60_DejaVuSansMono">trace id 0x1a2b3c4d inet firewalld filter_IN_ZONES rule 0x5 (verdict goto filter_IN_dmz)</text:span><text:line-break/><text:span text:style-name="tsCodeDyn_11_A8FF60_DejaVuSansMono">trace id 0x1a2b3c4d inet firewalld filter_IN_dmz rule 0x9 (verdict continue)</text:span><text:line-break/><text:span text:style-name="tsCodeDyn_11_A8FF60_DejaVuSansMono">trace id 0x1a2b3c4d inet firewalld filter_IN_dmz_allow rule 0x3 (verdict accept)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race id 0x1a2b3c4d inet firewalld filter_INPUT packet: ...</text:span></text:p>
              <text:p text:style-name="psCode"><text:span text:style-name="tsDiag">trace id 0x1a2b3c4d inet firewalld filter_INPUT rule 0x1 (verdict continue)</text:span></text:p>
              <text:p text:style-name="psCode"><text:span text:style-name="tsDiag">trace id 0x1a2b3c4d inet firewalld filter_IN_ZONES rule 0x5 (verdict goto filter_IN_dmz)</text:span></text:p>
              <text:p text:style-name="psCode"><text:span text:style-name="tsDiag">trace id 0x1a2b3c4d inet firewalld filter_IN_dmz rule 0x9 (verdict continue)</text:span></text:p>
              <text:p text:style-name="psCode"><text:span text:style-name="tsDiag">trace id 0x1a2b3c4d inet firewalld filter_IN_dmz_allow rule 0x3 (verdict accept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3 — nftables Tracing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--handle list chain inet firewalld filter_INPUT</text:span><text:line-break/><text:span text:style-name="tsCodeDyn_11_A8FF60_DejaVuSansMono"> </text:span><text:line-break/><text:span text:style-name="tsCodeDyn_11_A8FF60_DejaVuSansMono">nft delete rule inet firewalld filter_INPUT handle 42</text:span><text:line-break/><text:span text:style-name="tsCodeDyn_11_A8FF60_DejaVuSansMono"> </text:span><text:line-break/><text:span text:style-name="tsCodeDyn_11_A8FF60_DejaVuSansMono">nft monitor trace | grep "verdict accept"</text:span><text:line-break/><text:span text:style-name="tsCodeDyn_11_A8FF60_DejaVuSansMono"> </text:span><text:line-break/><text:span text:style-name="tsCodeDyn_11_A8FF60_DejaVuSansMono">nft monitor trace | grep -E "verdict (drop|reject)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--handle list chain inet firewalld filter_INPUT</text:span></text:p>
              <text:p text:style-name="psCode"><text:span text:style-name="tsDiag"> </text:span></text:p>
              <text:p text:style-name="psCode"><text:span text:style-name="tsDiag">nft delete rule inet firewalld filter_INPUT handle 42</text:span></text:p>
              <text:p text:style-name="psCode"><text:span text:style-name="tsDiag"> </text:span></text:p>
              <text:p text:style-name="psCode"><text:span text:style-name="tsDiag">nft monitor trace | grep "verdict accept"</text:span></text:p>
              <text:p text:style-name="psCode"><text:span text:style-name="tsDiag"> </text:span></text:p>
              <text:p text:style-name="psCode"><text:span text:style-name="tsDiag">nft monitor trace | grep -E "verdict (drop|reject)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4 — Systematic Troubleshooting Methodology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The Five Questions</text:span></text:p>
            <text:p text:style-name="psBullet"><text:span text:style-name="tsBullet">When traffic is not passing, answer these five questions in order:</text:span></text:p>
            <text:p text:style-name="psBullet"><text:span text:style-name="tsBullet">◆ 10.4.1 Question 1 — Does the packet reach the host?</text:span></text:p>
            <text:p text:style-name="psBullet"><text:span text:style-name="tsBullet">If the packet never arrives → routing or L2 problem, not firewalld.</text:span></text:p>
            <text:p text:style-name="psBullet"><text:span text:style-name="tsBullet">◆ 10.4.2 Question 2 — Interface and zone</text:span></text:p>
            <text:p text:style-name="psBullet"><text:span text:style-name="tsBullet">◆ 10.4.3 Question 3 — Which chain evaluates it?</text:span></text:p>
            <text:p text:style-name="psBullet"><text:span text:style-name="tsBullet">◆ 10.4.4 Question 4 — Verdict</text:span></text:p>
            <text:p text:style-name="psBullet"><text:span text:style-name="tsBullet">Compare the two: if firewall-cmd shows a service but nftables does not have the corresponding rule, the permanent/runtime state is out of sync → firewall-cmd --reload may fix it, or daemon restart may be needed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10.4.5 Question 5 — Forwarded traffic</text:span></text:p>
              <text:p text:style-name="psCode"><text:span text:style-name="tsDiag"> </text:span></text:p>
              <text:p text:style-name="psCode"><text:span text:style-name="tsDiag">### The Five Questions</text:span></text:p>
              <text:p text:style-name="psCode"><text:span text:style-name="tsDiag"> </text:span></text:p>
              <text:p text:style-name="psCode"><text:span text:style-name="tsDiag">When traffic is not passing, answer these five questions in order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1. Does the packet reach the host?</text:span></text:p>
              <text:p text:style-name="psCode"><text:span text:style-name="tsDiag">2. Which interface and zone does it enter?</text:span></text:p>
              <text:p text:style-name="psCode"><text:span text:style-name="tsDiag">3. Which chain evaluates it?</text:span></text:p>
              <text:p text:style-name="psCode"><text:span text:style-name="tsDiag">4. What verdict does the chain return?</text:span></text:p>
              <text:p text:style-name="psCode"><text:span text:style-name="tsDiag">5. If forwarded, is routing correct and does the egress zone allow it?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4.1 Question 1 — Does the packet reach the host?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tcpdump -i eth0 -n tcp port 8080     # or use nft monitor</text:span></text:p>
              <text:p text:style-name="psCode"><text:span text:style-name="tsDiag"> </text:span></text:p>
              <text:p text:style-name="psCode"><text:span text:style-name="tsDiag">tcpdump -i eth0 -n tcp port 808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If the packet never arrives → routing or L2 problem, not firewalld.</text:span></text:p>
              <text:p text:style-name="psCode"><text:span text:style-name="tsDiag"> </text:span></text:p>
              <text:p text:style-name="psCode"><text:span text:style-name="tsDiag">### 10.4.2 Question 2 — Interface and zo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get-active-zones</text:span></text:p>
              <text:p text:style-name="psCode"><text:span text:style-name="tsDiag"> </text:span></text:p>
              <text:p text:style-name="psCode"><text:span text:style-name="tsDiag">firewall-cmd --get-zone-of-interface=eth0</text:span></text:p>
              <text:p text:style-name="psCode"><text:span text:style-name="tsDiag"> </text:span></text:p>
              <text:p text:style-name="psCode"><text:span text:style-name="tsDiag">nft list chain inet firewalld filter_IN_ZONES | grep eth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4.3 Question 3 — Which chain evaluates it?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ruleset | grep "chain filter_IN_public"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4.4 Question 4 — Verdic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list-all</text:span></text:p>
              <text:p text:style-name="psCode"><text:span text:style-name="tsDiag"> </text:span></text:p>
              <text:p text:style-name="psCode"><text:span text:style-name="tsDiag">nft list chain inet firewalld filter_IN_public_allow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Compare the two: if `firewall-cmd` shows a service but nftables does not have the corresponding rule, the permanent/runtime state is out of sync → `firewall-cmd --reload` may fix it, or daemon restart may be needed.</text:span></text:p>
              <text:p text:style-name="psCode"><text:span text:style-name="tsDiag"> </text:span></text:p>
              <text:p text:style-name="psCode"><text:span text:style-name="tsDiag">### 10.4.5 Question 5 — Forwarded traffic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ysctl net.ipv4.ip_forward</text:span></text:p>
              <text:p text:style-name="psCode"><text:span text:style-name="tsDiag">sysctl net.ipv6.conf.all.forwarding</text:span></text:p>
              <text:p text:style-name="psCode"><text:span text:style-name="tsDiag"> </text:span></text:p>
              <text:p text:style-name="psCode"><text:span text:style-name="tsDiag">firewall-cmd --zone=external --query-masquerade</text:span></text:p>
              <text:p text:style-name="psCode"><text:span text:style-name="tsDiag"> </text:span></text:p>
              <text:p text:style-name="psCode"><text:span text:style-name="tsDiag">firewall-cmd --list-all-policies</text:span></text:p>
              <text:p text:style-name="psCode"><text:span text:style-name="tsDiag">nft list chain inet firewalld filter_FWD_ZON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4 — Systematic Troubleshooting Methodology — Code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1. Does the packet reach the host?</text:span><text:line-break/><text:span text:style-name="tsCodeDyn_11_A8FF60_DejaVuSansMono">2. Which interface and zone does it enter?</text:span><text:line-break/><text:span text:style-name="tsCodeDyn_11_A8FF60_DejaVuSansMono">3. Which chain evaluates it?</text:span><text:line-break/><text:span text:style-name="tsCodeDyn_11_A8FF60_DejaVuSansMono">4. What verdict does the chain return?</text:span><text:line-break/><text:span text:style-name="tsCodeDyn_11_A8FF60_DejaVuSansMono">5. If forwarded, is routing correct and does the egress zone allow it?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1. Does the packet reach the host?</text:span></text:p>
              <text:p text:style-name="psCode"><text:span text:style-name="tsDiag">2. Which interface and zone does it enter?</text:span></text:p>
              <text:p text:style-name="psCode"><text:span text:style-name="tsDiag">3. Which chain evaluates it?</text:span></text:p>
              <text:p text:style-name="psCode"><text:span text:style-name="tsDiag">4. What verdict does the chain return?</text:span></text:p>
              <text:p text:style-name="psCode"><text:span text:style-name="tsDiag">5. If forwarded, is routing correct and does the egress zone allow it?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4 — Systematic Troubleshooting Methodology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tcpdump -i eth0 -n tcp port 8080     # or use nft monitor</text:span><text:line-break/><text:span text:style-name="tsCodeDyn_11_A8FF60_DejaVuSansMono"> </text:span><text:line-break/><text:span text:style-name="tsCodeDyn_11_A8FF60_DejaVuSansMono">tcpdump -i eth0 -n tcp port 8080</text:span><text:line-break/><text:span text:style-name="tsCodeDyn_11_A8FF60_DejaVuSansMono"> </text:span><text:line-break/><text:span text:style-name="tsCodeDyn_11_A8FF60_DejaVuSansMono">firewall-cmd --get-active-zones</text:span><text:line-break/><text:span text:style-name="tsCodeDyn_11_A8FF60_DejaVuSansMono"> </text:span><text:line-break/><text:span text:style-name="tsCodeDyn_11_A8FF60_DejaVuSansMono">firewall-cmd --get-zone-of-interface=eth0</text:span><text:line-break/><text:span text:style-name="tsCodeDyn_11_A8FF60_DejaVuSansMono"> </text:span><text:line-break/><text:span text:style-name="tsCodeDyn_11_A8FF60_DejaVuSansMono">nft list chain inet firewalld filter_IN_ZONES | grep eth0</text:span><text:line-break/><text:span text:style-name="tsCodeDyn_11_A8FF60_DejaVuSansMono"> </text:span><text:line-break/><text:span text:style-name="tsCodeDyn_11_A8FF60_DejaVuSansMono">nft list ruleset | grep "chain filter_IN_public"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firewall-cmd --zone=public --list-all</text:span><text:line-break/><text:span text:style-name="tsCodeDyn_11_A8FF60_DejaVuSansMono"> </text:span><text:line-break/><text:span text:style-name="tsCodeDyn_11_A8FF60_DejaVuSansMono">nft list chain inet firewalld filter_IN_public_allow</text:span><text:line-break/><text:span text:style-name="tsCodeDyn_11_A8FF60_DejaVuSansMono"> </text:span><text:line-break/><text:span text:style-name="tsCodeDyn_11_A8FF60_DejaVuSansMono">sysctl net.ipv4.ip_forward</text:span><text:line-break/><text:span text:style-name="tsCodeDyn_11_A8FF60_DejaVuSansMono">sysctl net.ipv6.conf.all.forwarding</text:span><text:line-break/><text:span text:style-name="tsCodeDyn_11_A8FF60_DejaVuSansMono"> </text:span><text:line-break/><text:span text:style-name="tsCodeDyn_11_A8FF60_DejaVuSansMono">firewall-cmd --zone=external --query-masquerade</text:span><text:line-break/><text:span text:style-name="tsCodeDyn_11_A8FF60_DejaVuSansMono"> </text:span><text:line-break/><text:span text:style-name="tsCodeDyn_11_A8FF60_DejaVuSansMono">firewall-cmd --list-all-policies</text:span><text:line-break/><text:span text:style-name="tsCodeDyn_11_A8FF60_DejaVuSansMono">nft list chain inet firewalld filter_FWD_ZON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cpdump -i eth0 -n tcp port 8080     # or use nft monitor</text:span></text:p>
              <text:p text:style-name="psCode"><text:span text:style-name="tsDiag"> </text:span></text:p>
              <text:p text:style-name="psCode"><text:span text:style-name="tsDiag">tcpdump -i eth0 -n tcp port 8080</text:span></text:p>
              <text:p text:style-name="psCode"><text:span text:style-name="tsDiag"> </text:span></text:p>
              <text:p text:style-name="psCode"><text:span text:style-name="tsDiag">firewall-cmd --get-active-zones</text:span></text:p>
              <text:p text:style-name="psCode"><text:span text:style-name="tsDiag"> </text:span></text:p>
              <text:p text:style-name="psCode"><text:span text:style-name="tsDiag">firewall-cmd --get-zone-of-interface=eth0</text:span></text:p>
              <text:p text:style-name="psCode"><text:span text:style-name="tsDiag"> </text:span></text:p>
              <text:p text:style-name="psCode"><text:span text:style-name="tsDiag">nft list chain inet firewalld filter_IN_ZONES | grep eth0</text:span></text:p>
              <text:p text:style-name="psCode"><text:span text:style-name="tsDiag"> </text:span></text:p>
              <text:p text:style-name="psCode"><text:span text:style-name="tsDiag">nft list ruleset | grep "chain filter_IN_public"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firewall-cmd --zone=public --list-all</text:span></text:p>
              <text:p text:style-name="psCode"><text:span text:style-name="tsDiag"> </text:span></text:p>
              <text:p text:style-name="psCode"><text:span text:style-name="tsDiag">nft list chain inet firewalld filter_IN_public_allow</text:span></text:p>
              <text:p text:style-name="psCode"><text:span text:style-name="tsDiag"> </text:span></text:p>
              <text:p text:style-name="psCode"><text:span text:style-name="tsDiag">sysctl net.ipv4.ip_forward</text:span></text:p>
              <text:p text:style-name="psCode"><text:span text:style-name="tsDiag">sysctl net.ipv6.conf.all.forwarding</text:span></text:p>
              <text:p text:style-name="psCode"><text:span text:style-name="tsDiag"> </text:span></text:p>
              <text:p text:style-name="psCode"><text:span text:style-name="tsDiag">firewall-cmd --zone=external --query-masquerade</text:span></text:p>
              <text:p text:style-name="psCode"><text:span text:style-name="tsDiag"> </text:span></text:p>
              <text:p text:style-name="psCode"><text:span text:style-name="tsDiag">firewall-cmd --list-all-policies</text:span></text:p>
              <text:p text:style-name="psCode"><text:span text:style-name="tsDiag">nft list chain inet firewalld filter_FWD_ZON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5 — State and Configuration Consistency Check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0.5.1 Runtime vs permanent divergence</text:span></text:p>
            <text:p text:style-name="psBullet"><text:span text:style-name="tsBullet">If output differs, runtime was changed without --permanent (or vice versa).</text:span></text:p>
            <text:p text:style-name="psBullet"><text:span text:style-name="tsBullet">◆ 10.5.2 Validate permanent configuration</text:span></text:p>
            <text:p text:style-name="psBullet"><text:span text:style-name="tsBullet">◆ 10.5.3 Inspect raw XML</text:span></text:p>
            <text:p text:style-name="psBullet"><text:span text:style-name="tsBullet">Permanent configuration lives in /etc/firewalld/. Runtime state is in memory (no files).</text:span></text:p>
            <text:p text:style-name="psBullet"><text:span text:style-name="tsBullet">◆ 10.5.4 Daemon statu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10.5.1 Runtime vs permanent divergenc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iff \</text:span></text:p>
              <text:p text:style-name="psCode"><text:span text:style-name="tsDiag">  &lt;(firewall-cmd --zone=public --list-all) \</text:span></text:p>
              <text:p text:style-name="psCode"><text:span text:style-name="tsDiag">  &lt;(firewall-cmd --zone=public --list-all --permanent)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If output differs, runtime was changed without `--permanent` (or vice versa).</text:span></text:p>
              <text:p text:style-name="psCode"><text:span text:style-name="tsDiag"> </text:span></text:p>
              <text:p text:style-name="psCode"><text:span text:style-name="tsDiag">### 10.5.2 Validate permanent configuratio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5.3 Inspect raw XML</text:span></text:p>
              <text:p text:style-name="psCode"><text:span text:style-name="tsDiag"> </text:span></text:p>
              <text:p text:style-name="psCode"><text:span text:style-name="tsDiag">Permanent configuration lives in `/etc/firewalld/`.  </text:span></text:p>
              <text:p text:style-name="psCode"><text:span text:style-name="tsDiag">Runtime state is in memory (no files)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ls /etc/firewalld/zones/</text:span></text:p>
              <text:p text:style-name="psCode"><text:span text:style-name="tsDiag"> </text:span></text:p>
              <text:p text:style-name="psCode"><text:span text:style-name="tsDiag">cat /etc/firewalld/zones/public.xml</text:span></text:p>
              <text:p text:style-name="psCode"><text:span text:style-name="tsDiag"> </text:span></text:p>
              <text:p text:style-name="psCode"><text:span text:style-name="tsDiag">ls /etc/firewalld/services/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5.4 Daemon statu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ystemctl status firewalld</text:span></text:p>
              <text:p text:style-name="psCode"><text:span text:style-name="tsDiag"> </text:span></text:p>
              <text:p text:style-name="psCode"><text:span text:style-name="tsDiag">journalctl -u firewalld --since "$(systemctl show -p ActiveEnterTimestamp firewalld | cut -d= -f2)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5 — State and Configuration Consistency Check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diff \</text:span><text:line-break/><text:span text:style-name="tsCodeDyn_11_A8FF60_DejaVuSansMono">  &lt;(firewall-cmd --zone=public --list-all) \</text:span><text:line-break/><text:span text:style-name="tsCodeDyn_11_A8FF60_DejaVuSansMono">  &lt;(firewall-cmd --zone=public --list-all --permanent)</text:span><text:line-break/><text:span text:style-name="tsCodeDyn_11_A8FF60_DejaVuSansMono"> </text:span><text:line-break/><text:span text:style-name="tsCodeDyn_11_A8FF60_DejaVuSansMono">firewall-cmd --check-config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ls /etc/firewalld/zones/</text:span><text:line-break/><text:span text:style-name="tsCodeDyn_11_A8FF60_DejaVuSansMono"> </text:span><text:line-break/><text:span text:style-name="tsCodeDyn_11_A8FF60_DejaVuSansMono">cat /etc/firewalld/zones/public.xml</text:span><text:line-break/><text:span text:style-name="tsCodeDyn_11_A8FF60_DejaVuSansMono"> </text:span><text:line-break/><text:span text:style-name="tsCodeDyn_11_A8FF60_DejaVuSansMono">ls /etc/firewalld/services/</text:span><text:line-break/><text:span text:style-name="tsCodeDyn_11_A8FF60_DejaVuSansMono"> </text:span><text:line-break/><text:span text:style-name="tsCodeDyn_11_A8FF60_DejaVuSansMono">systemctl status firewalld</text:span><text:line-break/><text:span text:style-name="tsCodeDyn_11_A8FF60_DejaVuSansMono"> </text:span><text:line-break/><text:span text:style-name="tsCodeDyn_11_A8FF60_DejaVuSansMono">journalctl -u firewalld --since "$(systemctl show -p ActiveEnterTimestamp firewalld | cut -d= -f2)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diff \</text:span></text:p>
              <text:p text:style-name="psCode"><text:span text:style-name="tsDiag">  &lt;(firewall-cmd --zone=public --list-all) \</text:span></text:p>
              <text:p text:style-name="psCode"><text:span text:style-name="tsDiag">  &lt;(firewall-cmd --zone=public --list-all --permanent)</text:span></text:p>
              <text:p text:style-name="psCode"><text:span text:style-name="tsDiag"> 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ls /etc/firewalld/zones/</text:span></text:p>
              <text:p text:style-name="psCode"><text:span text:style-name="tsDiag"> </text:span></text:p>
              <text:p text:style-name="psCode"><text:span text:style-name="tsDiag">cat /etc/firewalld/zones/public.xml</text:span></text:p>
              <text:p text:style-name="psCode"><text:span text:style-name="tsDiag"> </text:span></text:p>
              <text:p text:style-name="psCode"><text:span text:style-name="tsDiag">ls /etc/firewalld/services/</text:span></text:p>
              <text:p text:style-name="psCode"><text:span text:style-name="tsDiag"> </text:span></text:p>
              <text:p text:style-name="psCode"><text:span text:style-name="tsDiag">systemctl status firewalld</text:span></text:p>
              <text:p text:style-name="psCode"><text:span text:style-name="tsDiag"> </text:span></text:p>
              <text:p text:style-name="psCode"><text:span text:style-name="tsDiag">journalctl -u firewalld --since "$(systemctl show -p ActiveEnterTimestamp firewalld | cut -d= -f2)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6 — Common Problems and Solutio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Problem 1: Service added but traffic still blocked</text:span></text:p>
            <text:p text:style-name="psBullet"><text:span text:style-name="tsBullet">Symptom: firewall-cmd --zone=public --list-services shows the service, but connections are refused.</text:span></text:p>
            <text:p text:style-name="psBullet"><text:span text:style-name="tsBullet">Diagnosis:</text:span></text:p>
            <text:p text:style-name="psBullet"><text:span text:style-name="tsBullet">Common causes:</text:span></text:p>
            <text:p text:style-name="psBullet"><text:span text:style-name="tsBullet">• Port in service XML doesn't match what the app listens on</text:span></text:p>
            <text:p text:style-name="psBullet"><text:span text:style-name="tsBullet">• App bound to 127.0.0.1 only (firewalld can't help here)</text:span></text:p>
            <text:p text:style-name="psBullet"><text:span text:style-name="tsBullet">• SELinux is blocking the bind (check ausearch -m avc)</text:span></text:p>
            <text:p text:style-name="psBullet"><text:span text:style-name="tsBullet">◆ Problem 2: --permanent change not active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ymptom: --permanent shows the rule, runtime does not.</text:span></text:p>
              <text:p text:style-name="psCode"><text:span text:style-name="tsDiag">💡 --reload applies permanent config to runtime. It does not restart the daemon and does not drop established connections (unlike --complete-reload).</text:span></text:p>
              <text:p text:style-name="psCode"><text:span text:style-name="tsDiag">◆ Problem 3: firewall-cmd --reload wipes a needed runtime rule</text:span></text:p>
              <text:p text:style-name="psCode"><text:span text:style-name="tsDiag">Symptom: A runtime-only rule (added without --permanent) disappears after reload.</text:span></text:p>
              <text:p text:style-name="psCode"><text:span text:style-name="tsDiag">Fix: Either always use --permanent + --reload, or track ephemeral rules in a script and re-apply after reload.</text:span></text:p>
              <text:p text:style-name="psCode"><text:span text:style-name="tsDiag">◆ Problem 4: Masquerade not working</text:span></text:p>
              <text:p text:style-name="psCode"><text:span text:style-name="tsDiag">◆ Problem 5: Zone not assigned to interface</text:span></text:p>
              <text:p text:style-name="psCode"><text:span text:style-name="tsDiag">◆ Problem 6: After firewall-cmd --complete-reload, SSH drops</text:span></text:p>
              <text:p text:style-name="psCode"><text:span text:style-name="tsDiag">--complete-reload restarts the entire nftables ruleset — this does drop established connections. Mitigation: Always run --reload (not --complete-reload) in production. Emergency recovery: console/IPMI access, or a scheduled firewall-cmd --reload via at before running --complete-reload.</text:span></text:p>
              <text:p text:style-name="psCode"><text:span text:style-name="tsDiag"> </text:span></text:p>
              <text:p text:style-name="psCode"><text:span text:style-name="tsDiag">### Problem 1: Service added but traffic still blocked</text:span></text:p>
              <text:p text:style-name="psCode"><text:span text:style-name="tsDiag"> </text:span></text:p>
              <text:p text:style-name="psCode"><text:span text:style-name="tsDiag">**Symptom**: `firewall-cmd --zone=public --list-services` shows the service, but connections are refused.</text:span></text:p>
              <text:p text:style-name="psCode"><text:span text:style-name="tsDiag"> </text:span></text:p>
              <text:p text:style-name="psCode"><text:span text:style-name="tsDiag">**Diagnosis**:</text:span></text:p>
              <text:p text:style-name="psCode"><text:span text:style-name="tsDiag">```bash</text:span></text:p>
              <text:p text:style-name="psCode"><text:span text:style-name="tsDiag">nft list chain inet firewalld filter_IN_public_allow | grep -i "dport"</text:span></text:p>
              <text:p text:style-name="psCode"><text:span text:style-name="tsDiag"> </text:span></text:p>
              <text:p text:style-name="psCode"><text:span text:style-name="tsDiag">firewall-cmd --info-service=htt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**Common causes**:</text:span></text:p>
              <text:p text:style-name="psCode"><text:span text:style-name="tsDiag">- Port in service XML doesn't match what the app listens on</text:span></text:p>
              <text:p text:style-name="psCode"><text:span text:style-name="tsDiag">- App bound to `127.0.0.1` only (firewalld can't help here)</text:span></text:p>
              <text:p text:style-name="psCode"><text:span text:style-name="tsDiag">- SELinux is blocking the bind (check `ausearch -m avc`)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2: `--permanent` change not active</text:span></text:p>
              <text:p text:style-name="psCode"><text:span text:style-name="tsDiag"> </text:span></text:p>
              <text:p text:style-name="psCode"><text:span text:style-name="tsDiag">**Symptom**: `--permanent` shows the rule, runtime does not.</text:span></text:p>
              <text:p text:style-name="psCode"><text:span text:style-name="tsDiag"> </text:span></text:p>
              <text:p text:style-name="psCode"><text:span text:style-name="tsDiag">**Fix**:</text:span></text:p>
              <text:p text:style-name="psCode"><text:span text:style-name="tsDiag">```bash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`--reload` applies permanent config to runtime. It does **not** restart the daemon and does **not** drop established connections (unlike `--complete-reload`)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3: `firewall-cmd --reload` wipes a needed runtime rule</text:span></text:p>
              <text:p text:style-name="psCode"><text:span text:style-name="tsDiag"> </text:span></text:p>
              <text:p text:style-name="psCode"><text:span text:style-name="tsDiag">**Symptom**: A runtime-only rule (added without `--permanent`) disappears after reload.</text:span></text:p>
              <text:p text:style-name="psCode"><text:span text:style-name="tsDiag"> </text:span></text:p>
              <text:p text:style-name="psCode"><text:span text:style-name="tsDiag">**Fix**: Either always use `--permanent` + `--reload`, or track ephemeral rules in a script and re-apply after reload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4: Masquerade not work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query-masquerade</text:span></text:p>
              <text:p text:style-name="psCode"><text:span text:style-name="tsDiag"> </text:span></text:p>
              <text:p text:style-name="psCode"><text:span text:style-name="tsDiag">nft list chain inet firewalld nat_POST_external | grep masquerade</text:span></text:p>
              <text:p text:style-name="psCode"><text:span text:style-name="tsDiag"> </text:span></text:p>
              <text:p text:style-name="psCode"><text:span text:style-name="tsDiag">sysctl net.ipv4.ip_forward   # must be 1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5: Zone not assigned to interfac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get-active-zones</text:span></text:p>
              <text:p text:style-name="psCode"><text:span text:style-name="tsDiag"> </text:span></text:p>
              <text:p text:style-name="psCode"><text:span text:style-name="tsDiag">firewall-cmd --zone=internal --add-interface=eth2</text:span></text:p>
              <text:p text:style-name="psCode"><text:span text:style-name="tsDiag">firewall-cmd --zone=internal --add-interface=eth2 --permanen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6: After `firewall-cmd --complete-reload`, SSH drops</text:span></text:p>
              <text:p text:style-name="psCode"><text:span text:style-name="tsDiag"> </text:span></text:p>
              <text:p text:style-name="psCode"><text:span text:style-name="tsDiag">`--complete-reload` restarts the entire nftables ruleset — this **does** drop established connections.  </text:span></text:p>
              <text:p text:style-name="psCode"><text:span text:style-name="tsDiag">Mitigation: Always run `--reload` (not `--complete-reload`) in production.  </text:span></text:p>
              <text:p text:style-name="psCode"><text:span text:style-name="tsDiag">Emergency recovery: console/IPMI access, or a scheduled `firewall-cmd --reload` via `at` before running `--complete-reload`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6 — Common Problems and Solution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list chain inet firewalld filter_IN_public_allow | grep -i "dport"</text:span><text:line-break/><text:span text:style-name="tsCodeDyn_11_A8FF60_DejaVuSansMono"> </text:span><text:line-break/><text:span text:style-name="tsCodeDyn_11_A8FF60_DejaVuSansMono">firewall-cmd --info-service=http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query-masquerade</text:span><text:line-break/><text:span text:style-name="tsCodeDyn_11_A8FF60_DejaVuSansMono"> </text:span><text:line-break/><text:span text:style-name="tsCodeDyn_11_A8FF60_DejaVuSansMono">nft list chain inet firewalld nat_POST_external | grep masquerade</text:span><text:line-break/><text:span text:style-name="tsCodeDyn_11_A8FF60_DejaVuSansMono"> </text:span><text:line-break/><text:span text:style-name="tsCodeDyn_11_A8FF60_DejaVuSansMono">sysctl net.ipv4.ip_forward   # must be 1</text:span><text:line-break/><text:span text:style-name="tsCodeDyn_11_A8FF60_DejaVuSansMono"> </text:span><text:line-break/><text:span text:style-name="tsCodeDyn_11_A8FF60_DejaVuSansMono">firewall-cmd --get-active-zones</text:span><text:line-break/><text:span text:style-name="tsCodeDyn_11_A8FF60_DejaVuSansMono"> </text:span><text:line-break/><text:span text:style-name="tsCodeDyn_11_A8FF60_DejaVuSansMono">firewall-cmd --zone=internal --add-interface=eth2</text:span><text:line-break/><text:span text:style-name="tsCodeDyn_11_A8FF60_DejaVuSansMono">firewall-cmd --zone=internal --add-interface=eth2 --permanen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list chain inet firewalld filter_IN_public_allow | grep -i "dport"</text:span></text:p>
              <text:p text:style-name="psCode"><text:span text:style-name="tsDiag"> </text:span></text:p>
              <text:p text:style-name="psCode"><text:span text:style-name="tsDiag">firewall-cmd --info-service=http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query-masquerade</text:span></text:p>
              <text:p text:style-name="psCode"><text:span text:style-name="tsDiag"> </text:span></text:p>
              <text:p text:style-name="psCode"><text:span text:style-name="tsDiag">nft list chain inet firewalld nat_POST_external | grep masquerade</text:span></text:p>
              <text:p text:style-name="psCode"><text:span text:style-name="tsDiag"> </text:span></text:p>
              <text:p text:style-name="psCode"><text:span text:style-name="tsDiag">sysctl net.ipv4.ip_forward   # must be 1</text:span></text:p>
              <text:p text:style-name="psCode"><text:span text:style-name="tsDiag"> </text:span></text:p>
              <text:p text:style-name="psCode"><text:span text:style-name="tsDiag">firewall-cmd --get-active-zones</text:span></text:p>
              <text:p text:style-name="psCode"><text:span text:style-name="tsDiag"> </text:span></text:p>
              <text:p text:style-name="psCode"><text:span text:style-name="tsDiag">firewall-cmd --zone=internal --add-interface=eth2</text:span></text:p>
              <text:p text:style-name="psCode"><text:span text:style-name="tsDiag">firewall-cmd --zone=internal --add-interface=eth2 --permanen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7 — Recovering from a Locked-Out Stat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If you accidentally block all traffic (including SSH), recovery options in priority order:</text:span></text:p>
            <text:p text:style-name="psBullet"><text:span text:style-name="tsBullet">◆ Option A — Console / OOB access</text:span></text:p>
            <text:p text:style-name="psBullet"><text:span text:style-name="tsBullet">Connect via IPMI/iDRAC/serial and run:</text:span></text:p>
            <text:p text:style-name="psBullet"><text:span text:style-name="tsBullet">◆ Option B — Scheduled firewall reset (pro-active)</text:span></text:p>
            <text:p text:style-name="psBullet"><text:span text:style-name="tsBullet">Before making dangerous changes, schedule a reset:</text:span></text:p>
            <text:p text:style-name="psBullet"><text:span text:style-name="tsBullet">◆ Option C — Recovery from container (lab context)</text:span></text:p>
            <text:p text:style-name="psBullet"><text:span text:style-name="tsBullet">◆ Option D — Reset to defaults</text:span></text:p>
            <text:p text:style-name="psBullet"><text:span text:style-name="tsBullet">💡 This is destructive. Always back up /etc/firewalld/ first. In the lab container context this is safe — the container can be recreated from scratch. On a real host this also removes any custom ipsets and direct rules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If you accidentally block all traffic (including SSH), recovery options in priority order:</text:span></text:p>
              <text:p text:style-name="psCode"><text:span text:style-name="tsDiag"> </text:span></text:p>
              <text:p text:style-name="psCode"><text:span text:style-name="tsDiag">### Option A — Console / OOB access</text:span></text:p>
              <text:p text:style-name="psCode"><text:span text:style-name="tsDiag">Connect via IPMI/iDRAC/serial and run:</text:span></text:p>
              <text:p text:style-name="psCode"><text:span text:style-name="tsDiag">```bash</text:span></text:p>
              <text:p text:style-name="psCode"><text:span text:style-name="tsDiag">firewall-cmd --panic-off          # if panic mode was triggered</text:span></text:p>
              <text:p text:style-name="psCode"><text:span text:style-name="tsDiag">firewall-cmd --set-default-zone=trusted   # temporary — allow everything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Option B — Scheduled firewall reset (pro-active)</text:span></text:p>
              <text:p text:style-name="psCode"><text:span text:style-name="tsDiag"> </text:span></text:p>
              <text:p text:style-name="psCode"><text:span text:style-name="tsDiag">Before making dangerous changes, schedule a reset:</text:span></text:p>
              <text:p text:style-name="psCode"><text:span text:style-name="tsDiag">```bash</text:span></text:p>
              <text:p text:style-name="psCode"><text:span text:style-name="tsDiag">echo "firewall-cmd --reload" | at now + 5 minut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Option C — Recovery from container (lab context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systemctl restart firewall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Option D — Reset to default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rm -rf /etc/firewalld/zones/ /etc/firewalld/services/ /etc/firewalld/policies/ \</text:span></text:p>
              <text:p text:style-name="psCode"><text:span text:style-name="tsDiag">       /etc/firewalld/ipsets/ /etc/firewalld/direct.xml</text:span></text:p>
              <text:p text:style-name="psCode"><text:span text:style-name="tsDiag">systemctl restart firewall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This is destructive. Always back up `/etc/firewalld/` first.</text:span></text:p>
              <text:p text:style-name="psCode"><text:span text:style-name="tsDiag">&gt; In the lab container context this is safe — the container can be recreated from scratch.</text:span></text:p>
              <text:p text:style-name="psCode"><text:span text:style-name="tsDiag">&gt; On a real host this also removes any custom ipsets and direct rules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7 — Recovering from a Locked-Out State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panic-off          # if panic mode was triggered</text:span><text:line-break/><text:span text:style-name="tsCodeDyn_11_A8FF60_DejaVuSansMono">firewall-cmd --set-default-zone=trusted   # temporary — allow everything</text:span><text:line-break/><text:span text:style-name="tsCodeDyn_11_A8FF60_DejaVuSansMono"> </text:span><text:line-break/><text:span text:style-name="tsCodeDyn_11_A8FF60_DejaVuSansMono">echo "firewall-cmd --reload" | at now + 5 minutes</text:span><text:line-break/><text:span text:style-name="tsCodeDyn_11_A8FF60_DejaVuSansMono"> </text:span><text:line-break/><text:span text:style-name="tsCodeDyn_11_A8FF60_DejaVuSansMono">podman exec -it node1 bash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systemctl restart firewalld</text:span><text:line-break/><text:span text:style-name="tsCodeDyn_11_A8FF60_DejaVuSansMono"> </text:span><text:line-break/><text:span text:style-name="tsCodeDyn_11_A8FF60_DejaVuSansMono">rm -rf /etc/firewalld/zones/ /etc/firewalld/services/ /etc/firewalld/policies/ \</text:span><text:line-break/><text:span text:style-name="tsCodeDyn_11_A8FF60_DejaVuSansMono">       /etc/firewalld/ipsets/ /etc/firewalld/direct.xml</text:span><text:line-break/><text:span text:style-name="tsCodeDyn_11_A8FF60_DejaVuSansMono">systemctl restart firewall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panic-off          # if panic mode was triggered</text:span></text:p>
              <text:p text:style-name="psCode"><text:span text:style-name="tsDiag">firewall-cmd --set-default-zone=trusted   # temporary — allow everything</text:span></text:p>
              <text:p text:style-name="psCode"><text:span text:style-name="tsDiag"> </text:span></text:p>
              <text:p text:style-name="psCode"><text:span text:style-name="tsDiag">echo "firewall-cmd --reload" | at now + 5 minutes</text:span></text:p>
              <text:p text:style-name="psCode"><text:span text:style-name="tsDiag"> 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systemctl restart firewalld</text:span></text:p>
              <text:p text:style-name="psCode"><text:span text:style-name="tsDiag"> </text:span></text:p>
              <text:p text:style-name="psCode"><text:span text:style-name="tsDiag">rm -rf /etc/firewalld/zones/ /etc/firewalld/services/ /etc/firewalld/policies/ \</text:span></text:p>
              <text:p text:style-name="psCode"><text:span text:style-name="tsDiag">       /etc/firewalld/ipsets/ /etc/firewalld/direct.xml</text:span></text:p>
              <text:p text:style-name="psCode"><text:span text:style-name="tsDiag">systemctl restart firewall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8 — Performance Profiling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0.8.1 Measure rule evaluation overhead</text:span></text:p>
            <text:p text:style-name="psBullet"><text:span text:style-name="tsBullet">◆ 10.8.2 IPSet vs rich-rule performance</text:span></text:p>
            <text:p text:style-name="psBullet"><text:span text:style-name="tsBullet">As shown in Module 09, IP sets evaluate O(1) regardless of size. Rich rules with many source IPs evaluate O(n). If you have &gt;20 source IPs, use an ipset.</text:span></text:p>
            <text:p text:style-name="psBullet"><text:span text:style-name="tsBullet">◆ 10.8.3 Identify "slow" rules</text:span></text:p>
            <text:p text:style-name="psBullet"><text:span text:style-name="tsBullet">nftables doesn't have built-in per-rule timing, but you can use packet counters: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10.8.1 Measure rule evaluation overhea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ruleset | grep -c "^    "</text:span></text:p>
              <text:p text:style-name="psCode"><text:span text:style-name="tsDiag"> </text:span></text:p>
              <text:p text:style-name="psCode"><text:span text:style-name="tsDiag">time 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8.2 IPSet vs rich-rule performance</text:span></text:p>
              <text:p text:style-name="psCode"><text:span text:style-name="tsDiag"> </text:span></text:p>
              <text:p text:style-name="psCode"><text:span text:style-name="tsDiag">As shown in Module 09, IP sets evaluate O(1) regardless of size.  </text:span></text:p>
              <text:p text:style-name="psCode"><text:span text:style-name="tsDiag">Rich rules with many source IPs evaluate O(n).  </text:span></text:p>
              <text:p text:style-name="psCode"><text:span text:style-name="tsDiag">If you have &gt;20 source IPs, use an ipset.</text:span></text:p>
              <text:p text:style-name="psCode"><text:span text:style-name="tsDiag"> </text:span></text:p>
              <text:p text:style-name="psCode"><text:span text:style-name="tsDiag">### 10.8.3 Identify "slow" rules</text:span></text:p>
              <text:p text:style-name="psCode"><text:span text:style-name="tsDiag"> </text:span></text:p>
              <text:p text:style-name="psCode"><text:span text:style-name="tsDiag">nftables doesn't have built-in per-rule timing, but you can use packet counters:</text:span></text:p>
              <text:p text:style-name="psCode"><text:span text:style-name="tsDiag">```bash</text:span></text:p>
              <text:p text:style-name="psCode"><text:span text:style-name="tsDiag">nft add rule inet firewalld filter_INPUT counter comment "perf-probe"</text:span></text:p>
              <text:p text:style-name="psCode"><text:span text:style-name="tsDiag"> </text:span></text:p>
              <text:p text:style-name="psCode"><text:span text:style-name="tsDiag">nft list ruleset | grep -A1 "perf-probe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8 — Performance Profiling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list ruleset | grep -c "^    "</text:span><text:line-break/><text:span text:style-name="tsCodeDyn_11_A8FF60_DejaVuSansMono"> </text:span><text:line-break/><text:span text:style-name="tsCodeDyn_11_A8FF60_DejaVuSansMono">time firewall-cmd --reload</text:span><text:line-break/><text:span text:style-name="tsCodeDyn_11_A8FF60_DejaVuSansMono"> </text:span><text:line-break/><text:span text:style-name="tsCodeDyn_11_A8FF60_DejaVuSansMono">nft add rule inet firewalld filter_INPUT counter comment "perf-probe"</text:span><text:line-break/><text:span text:style-name="tsCodeDyn_11_A8FF60_DejaVuSansMono"> </text:span><text:line-break/><text:span text:style-name="tsCodeDyn_11_A8FF60_DejaVuSansMono">nft list ruleset | grep -A1 "perf-probe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list ruleset | grep -c "^    "</text:span></text:p>
              <text:p text:style-name="psCode"><text:span text:style-name="tsDiag"> </text:span></text:p>
              <text:p text:style-name="psCode"><text:span text:style-name="tsDiag">time firewall-cmd --reload</text:span></text:p>
              <text:p text:style-name="psCode"><text:span text:style-name="tsDiag"> </text:span></text:p>
              <text:p text:style-name="psCode"><text:span text:style-name="tsDiag">nft add rule inet firewalld filter_INPUT counter comment "perf-probe"</text:span></text:p>
              <text:p text:style-name="psCode"><text:span text:style-name="tsDiag"> </text:span></text:p>
              <text:p text:style-name="psCode"><text:span text:style-name="tsDiag">nft list ruleset | grep -A1 "perf-probe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9 — Audit Logging via auditd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For compliance environments, use the kernel audit subsystem instead of (or in addition to) firewalld's LogDenied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compliance environments, use the kernel audit subsystem instead of (or in addition to) firewalld's LogDenied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nf install -y audit</text:span></text:p>
              <text:p text:style-name="psCode"><text:span text:style-name="tsDiag"> </text:span></text:p>
              <text:p text:style-name="psCode"><text:span text:style-name="tsDiag">auditctl -w /usr/sbin/nft -p x -k firewall-changes</text:span></text:p>
              <text:p text:style-name="psCode"><text:span text:style-name="tsDiag">auditctl -w /etc/firewalld/ -p wa -k firewall-config</text:span></text:p>
              <text:p text:style-name="psCode"><text:span text:style-name="tsDiag"> </text:span></text:p>
              <text:p text:style-name="psCode"><text:span text:style-name="tsDiag">ausearch -k firewall-changes --interpre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9 — Audit Logging via auditd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dnf install -y audit</text:span><text:line-break/><text:span text:style-name="tsCodeDyn_11_A8FF60_DejaVuSansMono"> </text:span><text:line-break/><text:span text:style-name="tsCodeDyn_11_A8FF60_DejaVuSansMono">auditctl -w /usr/sbin/nft -p x -k firewall-changes</text:span><text:line-break/><text:span text:style-name="tsCodeDyn_11_A8FF60_DejaVuSansMono">auditctl -w /etc/firewalld/ -p wa -k firewall-config</text:span><text:line-break/><text:span text:style-name="tsCodeDyn_11_A8FF60_DejaVuSansMono"> </text:span><text:line-break/><text:span text:style-name="tsCodeDyn_11_A8FF60_DejaVuSansMono">ausearch -k firewall-changes --interpre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dnf install -y audit</text:span></text:p>
              <text:p text:style-name="psCode"><text:span text:style-name="tsDiag"> </text:span></text:p>
              <text:p text:style-name="psCode"><text:span text:style-name="tsDiag">auditctl -w /usr/sbin/nft -p x -k firewall-changes</text:span></text:p>
              <text:p text:style-name="psCode"><text:span text:style-name="tsDiag">auditctl -w /etc/firewalld/ -p wa -k firewall-config</text:span></text:p>
              <text:p text:style-name="psCode"><text:span text:style-name="tsDiag"> </text:span></text:p>
              <text:p text:style-name="psCode"><text:span text:style-name="tsDiag">ausearch -k firewall-changes --interpret</text:span></text:p>
            </draw:text-box>
          </draw:frame>
        </presentation:notes>
      </draw:page>
      <draw:page draw:style-name="dpLab" draw:master-page-name="RHELDark">
        <draw:frame draw:style-name="gsBanner" svg:x="0cm" svg:y="0cm" svg:width="33.87cm" svg:height="2.8cm">
          <draw:text-box>
            <text:p text:style-name="psTitle"><text:span text:style-name="tsH1Lab">🔧  Lab 10 — Logging and Troubleshooting in Practice</text:span></text:p>
          </draw:text-box>
        </draw:frame>
        <draw:frame draw:style-name="gsFrame" svg:x="1.5cm" svg:y="3.1cm" svg:width="30.87cm" svg:height="15.5cm">
          <draw:text-box>
            <text:p text:style-name="psBullet"><text:span text:style-name="tsLabStep">Objective: Enable logging, generate denied traffic, trace it through the stack, and practice the troubleshooting methodology.</text:span></text:p>
            <text:p text:style-name="psBullet"><text:span text:style-name="tsLabStep">◆ Setup</text:span></text:p>
            <text:p text:style-name="psBullet"><text:span text:style-name="tsLabStep">◆ Step 1 — Enable LogDenied on node1</text:span></text:p>
            <text:p text:style-name="psBullet"><text:span text:style-name="tsLabStep">◆ Step 2 — Generate denied traffic</text:span></text:p>
            <text:p text:style-name="psBullet"><text:span text:style-name="tsLabStep">◆ Step 3 — Read the log</text:span></text:p>
            <text:p text:style-name="psBullet"><text:span text:style-name="tsLabStep">Identify:</text:span></text:p>
            <text:p text:style-name="psBullet"><text:span text:style-name="tsLabStep">• Which chain prefix fired (e.g. filterINexternal_deny)</text:span></text:p>
            <text:p text:style-name="psBullet"><text:span text:style-name="tsLabStep">• Source IP and destination por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Step 4 — Trace the packet with nft monitor</text:span></text:p>
              <text:p text:style-name="psCode"><text:span text:style-name="tsDiag">◆ Step 5 — Practice the five questions</text:span></text:p>
              <text:p text:style-name="psCode"><text:span text:style-name="tsDiag">Scenario: node3 (internal) cannot reach port 8080 on node2 (DMZ).</text:span></text:p>
              <text:p text:style-name="psCode"><text:span text:style-name="tsDiag">Answer the five questions:</text:span></text:p>
              <text:p text:style-name="psCode"><text:span text:style-name="tsDiag">→ Does the packet reach node2?</text:span></text:p>
              <text:p text:style-name="psCode"><text:span text:style-name="tsDiag">→ Which zone does it enter on node2?</text:span></text:p>
              <text:p text:style-name="psCode"><text:span text:style-name="tsDiag">→ Which chain evaluates it?</text:span></text:p>
              <text:p text:style-name="psCode"><text:span text:style-name="tsDiag">→ What verdict?</text:span></text:p>
              <text:p text:style-name="psCode"><text:span text:style-name="tsDiag">→ Fix it (allow port 8080 in the dmz zone on node2):</text:span></text:p>
              <text:p text:style-name="psCode"><text:span text:style-name="tsDiag">◆ Step 6 — Simulate runtime/permanent divergence</text:span></text:p>
              <text:p text:style-name="psCode"><text:span text:style-name="tsDiag">◆ Step 7 — Validate config and inspect XML</text:span></text:p>
              <text:p text:style-name="psCode"><text:span text:style-name="tsDiag">◆ Step 8 — Recovery simulation</text:span></text:p>
              <text:p text:style-name="psCode"><text:span text:style-name="tsDiag">◆ Step 9 — Cleanup</text:span></text:p>
              <text:p text:style-name="psCode"><text:span text:style-name="tsDiag">◆ Lab Verification Checklist</text:span></text:p>
              <text:p text:style-name="psCode"><text:span text:style-name="tsDiag">• [ ] journalctl -k shows log entries with filter_IN prefix when traffic is denied</text:span></text:p>
              <text:p text:style-name="psCode"><text:span text:style-name="tsDiag">• [ ] nft monitor trace output shows chain traversal for a traced packet</text:span></text:p>
              <text:p text:style-name="psCode"><text:span text:style-name="tsDiag">• [ ] Five-question methodology led to identifying and fixing blocked port 8080</text:span></text:p>
              <text:p text:style-name="psCode"><text:span text:style-name="tsDiag">• [ ] Runtime-only rule disappeared after firewall-cmd --reload</text:span></text:p>
              <text:p text:style-name="psCode"><text:span text:style-name="tsDiag">• [ ] firewall-cmd --check-config returns success</text:span></text:p>
              <text:p text:style-name="psCode"><text:span text:style-name="tsDiag">• [ ] Recovery from accidental block succeeded via podman exec</text:span></text:p>
              <text:p text:style-name="psCode"><text:span text:style-name="tsDiag"> </text:span></text:p>
              <text:p text:style-name="psCode"><text:span text:style-name="tsDiag">**Objective**: Enable logging, generate denied traffic, trace it through the stack, and practice the troubleshooting methodology.</text:span></text:p>
              <text:p text:style-name="psCode"><text:span text:style-name="tsDiag"> </text:span></text:p>
              <text:p text:style-name="psCode"><text:span text:style-name="tsDiag">### Set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-it node1 bash   # terminal 1</text:span></text:p>
              <text:p text:style-name="psCode"><text:span text:style-name="tsDiag">podman exec -it node2 bash   # terminal 2</text:span></text:p>
              <text:p text:style-name="psCode"><text:span text:style-name="tsDiag">podman exec -it node3 bash   # terminal 3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 — Enable LogDenied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set-log-denied=all</text:span></text:p>
              <text:p text:style-name="psCode"><text:span text:style-name="tsDiag">firewall-cmd --get-log-denied    # verify: 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2 — Generate denied traffic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url --connect-timeout 3 http://172.20.1.10:9999 || echo "Blocked as expected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3 — Read the lo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journalctl -k --grep="filter_IN" --since="1 minute ago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Identify:</text:span></text:p>
              <text:p text:style-name="psCode"><text:span text:style-name="tsDiag">- Which chain prefix fired (e.g. `filter_IN_external_deny`)</text:span></text:p>
              <text:p text:style-name="psCode"><text:span text:style-name="tsDiag">- Source IP and destination port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4 — Trace the packet with nft monitor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firewalld filter_INPUT \</text:span></text:p>
              <text:p text:style-name="psCode"><text:span text:style-name="tsDiag">    ip saddr 172.20.2.0/24 tcp dport 9999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 &gt; /tmp/trace.log &amp;</text:span></text:p>
              <text:p text:style-name="psCode"><text:span text:style-name="tsDiag">TRACE_PID=$!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url --connect-timeout 3 http://172.20.1.10:9999 || tru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/tmp/trace.log</text:span></text:p>
              <text:p text:style-name="psCode"><text:span text:style-name="tsDiag">kill $TRACE_PID</text:span></text:p>
              <text:p text:style-name="psCode"><text:span text:style-name="tsDiag"> </text:span></text:p>
              <text:p text:style-name="psCode"><text:span text:style-name="tsDiag">HANDLE=$(nft --handle list chain inet firewalld filter_INPUT | grep "nftrace set 1" | awk '{print $NF}')</text:span></text:p>
              <text:p text:style-name="psCode"><text:span text:style-name="tsDiag">nft delete rule inet firewalld filter_INPUT handle $HANDL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5 — Practice the five questions</text:span></text:p>
              <text:p text:style-name="psCode"><text:span text:style-name="tsDiag"> </text:span></text:p>
              <text:p text:style-name="psCode"><text:span text:style-name="tsDiag">**Scenario**: node3 (internal) cannot reach port 8080 on node2 (DMZ)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url --connect-timeout 3 http://172.20.2.20:8080 || echo "Failed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Answer the five questions:</text:span></text:p>
              <text:p text:style-name="psCode"><text:span text:style-name="tsDiag"> </text:span></text:p>
              <text:p text:style-name="psCode"><text:span text:style-name="tsDiag">1. **Does the packet reach node2?**</text:span></text:p>
              <text:p text:style-name="psCode"><text:span text:style-name="tsDiag">```bash</text:span></text:p>
              <text:p text:style-name="psCode"><text:span text:style-name="tsDiag">tcpdump -i eth0 -n 'tcp port 8080' -c 5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2. **Which zone does it enter on node2?**</text:span></text:p>
              <text:p text:style-name="psCode"><text:span text:style-name="tsDiag">```bash</text:span></text:p>
              <text:p text:style-name="psCode"><text:span text:style-name="tsDiag">firewall-cmd --get-zone-of-interface=eth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3. **Which chain evaluates it?**</text:span></text:p>
              <text:p text:style-name="psCode"><text:span text:style-name="tsDiag">```bash</text:span></text:p>
              <text:p text:style-name="psCode"><text:span text:style-name="tsDiag">nft list chain inet firewalld filter_IN_ZONES | grep eth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4. **What verdict?**</text:span></text:p>
              <text:p text:style-name="psCode"><text:span text:style-name="tsDiag">```bash</text:span></text:p>
              <text:p text:style-name="psCode"><text:span text:style-name="tsDiag">firewall-cmd --zone=dmz --list-all</text:span></text:p>
              <text:p text:style-name="psCode"><text:span text:style-name="tsDiag">nft list chain inet firewalld filter_IN_dmz_allow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5. **Fix it** (allow port 8080 in the dmz zone on node2):</text:span></text:p>
              <text:p text:style-name="psCode"><text:span text:style-name="tsDiag">```bash</text:span></text:p>
              <text:p text:style-name="psCode"><text:span text:style-name="tsDiag">firewall-cmd --zone=dmz --add-port=8080/tc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6 — Simulate runtime/permanent divergenc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7777/tcp</text:span></text:p>
              <text:p text:style-name="psCode"><text:span text:style-name="tsDiag"> </text:span></text:p>
              <text:p text:style-name="psCode"><text:span text:style-name="tsDiag">firewall-cmd --zone=public --list-ports</text:span></text:p>
              <text:p text:style-name="psCode"><text:span text:style-name="tsDiag"> </text:span></text:p>
              <text:p text:style-name="psCode"><text:span text:style-name="tsDiag">firewall-cmd --zone=public --list-ports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public --list-ports   # 7777 g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7 — Validate config and inspect XML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cat /etc/firewalld/zones/public.xml 2&gt;/dev/null || echo "No custom override — using default"</text:span></text:p>
              <text:p text:style-name="psCode"><text:span text:style-name="tsDiag"> </text:span></text:p>
              <text:p text:style-name="psCode"><text:span text:style-name="tsDiag">cat /usr/lib/firewalld/zones/public.xm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8 — Recovery simulatio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set-target=DROP</text:span></text:p>
              <text:p text:style-name="psCode"><text:span text:style-name="tsDiag"> </text:span></text:p>
              <text:p text:style-name="psCode"><text:span text:style-name="tsDiag">podman exec -it node1 firewall-cmd --zone=public --set-target=default</text:span></text:p>
              <text:p text:style-name="psCode"><text:span text:style-name="tsDiag">podman exec -it node1 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9 — Clean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set-log-denied=off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Lab Verification Checklist</text:span></text:p>
              <text:p text:style-name="psCode"><text:span text:style-name="tsDiag"> </text:span></text:p>
              <text:p text:style-name="psCode"><text:span text:style-name="tsDiag">- [ ] `journalctl -k` shows log entries with `filter_IN` prefix when traffic is denied</text:span></text:p>
              <text:p text:style-name="psCode"><text:span text:style-name="tsDiag">- [ ] `nft monitor trace` output shows chain traversal for a traced packet</text:span></text:p>
              <text:p text:style-name="psCode"><text:span text:style-name="tsDiag">- [ ] Five-question methodology led to identifying and fixing blocked port 8080</text:span></text:p>
              <text:p text:style-name="psCode"><text:span text:style-name="tsDiag">- [ ] Runtime-only rule disappeared after `firewall-cmd --reload`</text:span></text:p>
              <text:p text:style-name="psCode"><text:span text:style-name="tsDiag">- [ ] `firewall-cmd --check-config` returns `success`</text:span></text:p>
              <text:p text:style-name="psCode"><text:span text:style-name="tsDiag">- [ ] Recovery from accidental block succeeded via `podman exec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~/firewalld-lab/start-lab.sh</text:span><text:line-break/><text:span text:style-name="tsCodeDyn_11_A8FF60_DejaVuSansMono"> </text:span><text:line-break/><text:span text:style-name="tsCodeDyn_11_A8FF60_DejaVuSansMono">podman exec -it node1 bash   # terminal 1</text:span><text:line-break/><text:span text:style-name="tsCodeDyn_11_A8FF60_DejaVuSansMono">podman exec -it node2 bash   # terminal 2</text:span><text:line-break/><text:span text:style-name="tsCodeDyn_11_A8FF60_DejaVuSansMono">podman exec -it node3 bash   # terminal 3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firewall-cmd --get-log-denied    # verify: all</text:span><text:line-break/><text:span text:style-name="tsCodeDyn_11_A8FF60_DejaVuSansMono"> </text:span><text:line-break/><text:span text:style-name="tsCodeDyn_11_A8FF60_DejaVuSansMono">curl --connect-timeout 3 http://172.20.1.10:9999 || echo "Blocked as expected"</text:span><text:line-break/><text:span text:style-name="tsCodeDyn_11_A8FF60_DejaVuSansMono"> </text:span><text:line-break/><text:span text:style-name="tsCodeDyn_11_A8FF60_DejaVuSansMono">journalctl -k --grep="filter_IN" --since="1 minute ago"</text:span><text:line-break/><text:span text:style-name="tsCodeDyn_11_A8FF60_DejaVuSansMono"> </text:span><text:line-break/><text:span text:style-name="tsCodeDyn_11_A8FF60_DejaVuSansMono">nft add rule inet firewalld filter_INPUT \</text:span><text:line-break/><text:span text:style-name="tsCodeDyn_11_A8FF60_DejaVuSansMono">    ip saddr 172.20.2.0/24 tcp dport 9999 ct state new \</text:span><text:line-break/><text:span text:style-name="tsCodeDyn_11_A8FF60_DejaVuSansMono">    meta nftrace set 1</text:span><text:line-break/><text:span text:style-name="tsCodeDyn_11_A8FF60_DejaVuSansMono"> </text:span><text:line-break/><text:span text:style-name="tsCodeDyn_11_A8FF60_DejaVuSansMono">nft monitor trace &gt; /tmp/trace.log &amp;</text:span><text:line-break/><text:span text:style-name="tsCodeDyn_11_A8FF60_DejaVuSansMono">TRACE_PID=$!</text:span><text:line-break/><text:span text:style-name="tsCodeDyn_11_A8FF60_DejaVuSansMono"> </text:span><text:line-break/><text:span text:style-name="tsCodeDyn_11_A8FF60_DejaVuSansMono">curl --connect-timeout 3 http://172.20.1.10:9999 || true</text:span><text:line-break/><text:span text:style-name="tsCodeDyn_11_A8FF60_DejaVuSansMono"> </text:span><text:line-break/><text:span text:style-name="tsCodeDyn_11_A8FF60_DejaVuSansMono">cat /tmp/trace.log</text:span><text:line-break/><text:span text:style-name="tsCodeDyn_11_A8FF60_DejaVuSansMono">kill $TRACE_PID</text:span><text:line-break/><text:span text:style-name="tsCodeDyn_11_A8FF60_DejaVuSansMono"> </text:span><text:line-break/><text:span text:style-name="tsCodeDyn_11_A8FF60_DejaVuSansMono">HANDLE=$(nft --handle list chain inet firewalld filter_INPUT | grep "nftrace set 1" | awk '{print $NF}')</text:span><text:line-break/><text:span text:style-name="tsCodeDyn_11_A8FF60_DejaVuSansMono">nft delete rule inet firewalld filter_INPUT handle $HANDLE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-it node1 bash   # terminal 1</text:span></text:p>
              <text:p text:style-name="psCode"><text:span text:style-name="tsDiag">podman exec -it node2 bash   # terminal 2</text:span></text:p>
              <text:p text:style-name="psCode"><text:span text:style-name="tsDiag">podman exec -it node3 bash   # terminal 3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firewall-cmd --get-log-denied    # verify: all</text:span></text:p>
              <text:p text:style-name="psCode"><text:span text:style-name="tsDiag"> </text:span></text:p>
              <text:p text:style-name="psCode"><text:span text:style-name="tsDiag">curl --connect-timeout 3 http://172.20.1.10:9999 || echo "Blocked as expected"</text:span></text:p>
              <text:p text:style-name="psCode"><text:span text:style-name="tsDiag"> </text:span></text:p>
              <text:p text:style-name="psCode"><text:span text:style-name="tsDiag">journalctl -k --grep="filter_IN" --since="1 minute ago"</text:span></text:p>
              <text:p text:style-name="psCode"><text:span text:style-name="tsDiag"> </text:span></text:p>
              <text:p text:style-name="psCode"><text:span text:style-name="tsDiag">nft add rule inet firewalld filter_INPUT \</text:span></text:p>
              <text:p text:style-name="psCode"><text:span text:style-name="tsDiag">    ip saddr 172.20.2.0/24 tcp dport 9999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 &gt; /tmp/trace.log &amp;</text:span></text:p>
              <text:p text:style-name="psCode"><text:span text:style-name="tsDiag">TRACE_PID=$!</text:span></text:p>
              <text:p text:style-name="psCode"><text:span text:style-name="tsDiag"> </text:span></text:p>
              <text:p text:style-name="psCode"><text:span text:style-name="tsDiag">curl --connect-timeout 3 http://172.20.1.10:9999 || true</text:span></text:p>
              <text:p text:style-name="psCode"><text:span text:style-name="tsDiag"> </text:span></text:p>
              <text:p text:style-name="psCode"><text:span text:style-name="tsDiag">cat /tmp/trace.log</text:span></text:p>
              <text:p text:style-name="psCode"><text:span text:style-name="tsDiag">kill $TRACE_PID</text:span></text:p>
              <text:p text:style-name="psCode"><text:span text:style-name="tsDiag"> </text:span></text:p>
              <text:p text:style-name="psCode"><text:span text:style-name="tsDiag">HANDLE=$(nft --handle list chain inet firewalld filter_INPUT | grep "nftrace set 1" | awk '{print $NF}')</text:span></text:p>
              <text:p text:style-name="psCode"><text:span text:style-name="tsDiag">nft delete rule inet firewalld filter_INPUT handle $HANDLE</text:span></text:p>
              <text:p text:style-name="psCode"><text:span text:style-name="tsDiag"> </text:span></text:p>
              <text:p text:style-name="psCode"><text:span text:style-name="tsDiag">curl --connect-timeout 3 http://172.20.2.20:8080 || echo "Failed"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 (cont. 2)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curl --connect-timeout 3 http://172.20.2.20:8080 || echo "Failed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-it node1 bash   # terminal 1</text:span></text:p>
              <text:p text:style-name="psCode"><text:span text:style-name="tsDiag">podman exec -it node2 bash   # terminal 2</text:span></text:p>
              <text:p text:style-name="psCode"><text:span text:style-name="tsDiag">podman exec -it node3 bash   # terminal 3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firewall-cmd --get-log-denied    # verify: all</text:span></text:p>
              <text:p text:style-name="psCode"><text:span text:style-name="tsDiag"> </text:span></text:p>
              <text:p text:style-name="psCode"><text:span text:style-name="tsDiag">curl --connect-timeout 3 http://172.20.1.10:9999 || echo "Blocked as expected"</text:span></text:p>
              <text:p text:style-name="psCode"><text:span text:style-name="tsDiag"> </text:span></text:p>
              <text:p text:style-name="psCode"><text:span text:style-name="tsDiag">journalctl -k --grep="filter_IN" --since="1 minute ago"</text:span></text:p>
              <text:p text:style-name="psCode"><text:span text:style-name="tsDiag"> </text:span></text:p>
              <text:p text:style-name="psCode"><text:span text:style-name="tsDiag">nft add rule inet firewalld filter_INPUT \</text:span></text:p>
              <text:p text:style-name="psCode"><text:span text:style-name="tsDiag">    ip saddr 172.20.2.0/24 tcp dport 9999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 &gt; /tmp/trace.log &amp;</text:span></text:p>
              <text:p text:style-name="psCode"><text:span text:style-name="tsDiag">TRACE_PID=$!</text:span></text:p>
              <text:p text:style-name="psCode"><text:span text:style-name="tsDiag"> </text:span></text:p>
              <text:p text:style-name="psCode"><text:span text:style-name="tsDiag">curl --connect-timeout 3 http://172.20.1.10:9999 || true</text:span></text:p>
              <text:p text:style-name="psCode"><text:span text:style-name="tsDiag"> </text:span></text:p>
              <text:p text:style-name="psCode"><text:span text:style-name="tsDiag">cat /tmp/trace.log</text:span></text:p>
              <text:p text:style-name="psCode"><text:span text:style-name="tsDiag">kill $TRACE_PID</text:span></text:p>
              <text:p text:style-name="psCode"><text:span text:style-name="tsDiag"> </text:span></text:p>
              <text:p text:style-name="psCode"><text:span text:style-name="tsDiag">HANDLE=$(nft --handle list chain inet firewalld filter_INPUT | grep "nftrace set 1" | awk '{print $NF}')</text:span></text:p>
              <text:p text:style-name="psCode"><text:span text:style-name="tsDiag">nft delete rule inet firewalld filter_INPUT handle $HANDLE</text:span></text:p>
              <text:p text:style-name="psCode"><text:span text:style-name="tsDiag"> </text:span></text:p>
              <text:p text:style-name="psCode"><text:span text:style-name="tsDiag">curl --connect-timeout 3 http://172.20.2.20:8080 || echo "Failed"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tcpdump -i eth0 -n 'tcp port 8080' -c 5</text:span><text:line-break/><text:span text:style-name="tsCodeDyn_11_A8FF60_DejaVuSansMono"> </text:span><text:line-break/><text:span text:style-name="tsCodeDyn_11_A8FF60_DejaVuSansMono">firewall-cmd --get-zone-of-interface=eth0</text:span><text:line-break/><text:span text:style-name="tsCodeDyn_11_A8FF60_DejaVuSansMono"> </text:span><text:line-break/><text:span text:style-name="tsCodeDyn_11_A8FF60_DejaVuSansMono">nft list chain inet firewalld filter_IN_ZONES | grep eth0</text:span><text:line-break/><text:span text:style-name="tsCodeDyn_11_A8FF60_DejaVuSansMono"> </text:span><text:line-break/><text:span text:style-name="tsCodeDyn_11_A8FF60_DejaVuSansMono">firewall-cmd --zone=dmz --list-all</text:span><text:line-break/><text:span text:style-name="tsCodeDyn_11_A8FF60_DejaVuSansMono">nft list chain inet firewalld filter_IN_dmz_allow</text:span><text:line-break/><text:span text:style-name="tsCodeDyn_11_A8FF60_DejaVuSansMono"> </text:span><text:line-break/><text:span text:style-name="tsCodeDyn_11_A8FF60_DejaVuSansMono">firewall-cmd --zone=dmz --add-port=8080/tcp</text:span><text:line-break/><text:span text:style-name="tsCodeDyn_11_A8FF60_DejaVuSansMono"> </text:span><text:line-break/><text:span text:style-name="tsCodeDyn_11_A8FF60_DejaVuSansMono">firewall-cmd --zone=public --add-port=7777/tcp</text:span><text:line-break/><text:span text:style-name="tsCodeDyn_11_A8FF60_DejaVuSansMono"> </text:span><text:line-break/><text:span text:style-name="tsCodeDyn_11_A8FF60_DejaVuSansMono">firewall-cmd --zone=public --list-ports</text:span><text:line-break/><text:span text:style-name="tsCodeDyn_11_A8FF60_DejaVuSansMono"> </text:span><text:line-break/><text:span text:style-name="tsCodeDyn_11_A8FF60_DejaVuSansMono">firewall-cmd --zone=public --list-ports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zone=public --list-ports   # 7777 gone</text:span><text:line-break/><text:span text:style-name="tsCodeDyn_11_A8FF60_DejaVuSansMono"> </text:span><text:line-break/><text:span text:style-name="tsCodeDyn_11_A8FF60_DejaVuSansMono">firewall-cmd --check-config</text:span><text:line-break/><text:span text:style-name="tsCodeDyn_11_A8FF60_DejaVuSansMono"> </text:span><text:line-break/><text:span text:style-name="tsCodeDyn_11_A8FF60_DejaVuSansMono">cat /etc/firewalld/zones/public.xml 2&gt;/dev/null || echo "No custom override — using default"</text:span><text:line-break/><text:span text:style-name="tsCodeDyn_11_A8FF60_DejaVuSansMono"> </text:span><text:line-break/><text:span text:style-name="tsCodeDyn_11_A8FF60_DejaVuSansMono">cat /usr/lib/firewalld/zones/public.xml</text:span><text:line-break/><text:span text:style-name="tsCodeDyn_11_A8FF60_DejaVuSansMono"> </text:span><text:line-break/><text:span text:style-name="tsCodeDyn_11_A8FF60_DejaVuSansMono">firewall-cmd --zone=public --set-target=DROP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cpdump -i eth0 -n 'tcp port 8080' -c 5</text:span></text:p>
              <text:p text:style-name="psCode"><text:span text:style-name="tsDiag"> </text:span></text:p>
              <text:p text:style-name="psCode"><text:span text:style-name="tsDiag">firewall-cmd --get-zone-of-interface=eth0</text:span></text:p>
              <text:p text:style-name="psCode"><text:span text:style-name="tsDiag"> </text:span></text:p>
              <text:p text:style-name="psCode"><text:span text:style-name="tsDiag">nft list chain inet firewalld filter_IN_ZONES | grep eth0</text:span></text:p>
              <text:p text:style-name="psCode"><text:span text:style-name="tsDiag"> </text:span></text:p>
              <text:p text:style-name="psCode"><text:span text:style-name="tsDiag">firewall-cmd --zone=dmz --list-all</text:span></text:p>
              <text:p text:style-name="psCode"><text:span text:style-name="tsDiag">nft list chain inet firewalld filter_IN_dmz_allow</text:span></text:p>
              <text:p text:style-name="psCode"><text:span text:style-name="tsDiag"> </text:span></text:p>
              <text:p text:style-name="psCode"><text:span text:style-name="tsDiag">firewall-cmd --zone=dmz --add-port=8080/tcp</text:span></text:p>
              <text:p text:style-name="psCode"><text:span text:style-name="tsDiag"> </text:span></text:p>
              <text:p text:style-name="psCode"><text:span text:style-name="tsDiag">firewall-cmd --zone=public --add-port=7777/tcp</text:span></text:p>
              <text:p text:style-name="psCode"><text:span text:style-name="tsDiag"> </text:span></text:p>
              <text:p text:style-name="psCode"><text:span text:style-name="tsDiag">firewall-cmd --zone=public --list-ports</text:span></text:p>
              <text:p text:style-name="psCode"><text:span text:style-name="tsDiag"> </text:span></text:p>
              <text:p text:style-name="psCode"><text:span text:style-name="tsDiag">firewall-cmd --zone=public --list-ports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public --list-ports   # 7777 gone</text:span></text:p>
              <text:p text:style-name="psCode"><text:span text:style-name="tsDiag"> 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cat /etc/firewalld/zones/public.xml 2&gt;/dev/null || echo "No custom override — using default"</text:span></text:p>
              <text:p text:style-name="psCode"><text:span text:style-name="tsDiag"> </text:span></text:p>
              <text:p text:style-name="psCode"><text:span text:style-name="tsDiag">cat /usr/lib/firewalld/zones/public.xml</text:span></text:p>
              <text:p text:style-name="psCode"><text:span text:style-name="tsDiag"> </text:span></text:p>
              <text:p text:style-name="psCode"><text:span text:style-name="tsDiag">firewall-cmd --zone=public --set-target=DROP</text:span></text:p>
              <text:p text:style-name="psCode"><text:span text:style-name="tsDiag"> </text:span></text:p>
              <text:p text:style-name="psCode"><text:span text:style-name="tsDiag">podman exec -it node1 firewall-cmd --zone=public --set-target=default</text:span></text:p>
              <text:p text:style-name="psCode"><text:span text:style-name="tsDiag">podman exec -it node1 firewall-cmd --reload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 (cont. 2)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podman exec -it node1 firewall-cmd --zone=public --set-target=default</text:span><text:line-break/><text:span text:style-name="tsCodeDyn_11_A8FF60_DejaVuSansMono">podman exec -it node1 firewall-cmd -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cpdump -i eth0 -n 'tcp port 8080' -c 5</text:span></text:p>
              <text:p text:style-name="psCode"><text:span text:style-name="tsDiag"> </text:span></text:p>
              <text:p text:style-name="psCode"><text:span text:style-name="tsDiag">firewall-cmd --get-zone-of-interface=eth0</text:span></text:p>
              <text:p text:style-name="psCode"><text:span text:style-name="tsDiag"> </text:span></text:p>
              <text:p text:style-name="psCode"><text:span text:style-name="tsDiag">nft list chain inet firewalld filter_IN_ZONES | grep eth0</text:span></text:p>
              <text:p text:style-name="psCode"><text:span text:style-name="tsDiag"> </text:span></text:p>
              <text:p text:style-name="psCode"><text:span text:style-name="tsDiag">firewall-cmd --zone=dmz --list-all</text:span></text:p>
              <text:p text:style-name="psCode"><text:span text:style-name="tsDiag">nft list chain inet firewalld filter_IN_dmz_allow</text:span></text:p>
              <text:p text:style-name="psCode"><text:span text:style-name="tsDiag"> </text:span></text:p>
              <text:p text:style-name="psCode"><text:span text:style-name="tsDiag">firewall-cmd --zone=dmz --add-port=8080/tcp</text:span></text:p>
              <text:p text:style-name="psCode"><text:span text:style-name="tsDiag"> </text:span></text:p>
              <text:p text:style-name="psCode"><text:span text:style-name="tsDiag">firewall-cmd --zone=public --add-port=7777/tcp</text:span></text:p>
              <text:p text:style-name="psCode"><text:span text:style-name="tsDiag"> </text:span></text:p>
              <text:p text:style-name="psCode"><text:span text:style-name="tsDiag">firewall-cmd --zone=public --list-ports</text:span></text:p>
              <text:p text:style-name="psCode"><text:span text:style-name="tsDiag"> </text:span></text:p>
              <text:p text:style-name="psCode"><text:span text:style-name="tsDiag">firewall-cmd --zone=public --list-ports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public --list-ports   # 7777 gone</text:span></text:p>
              <text:p text:style-name="psCode"><text:span text:style-name="tsDiag"> 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cat /etc/firewalld/zones/public.xml 2&gt;/dev/null || echo "No custom override — using default"</text:span></text:p>
              <text:p text:style-name="psCode"><text:span text:style-name="tsDiag"> </text:span></text:p>
              <text:p text:style-name="psCode"><text:span text:style-name="tsDiag">cat /usr/lib/firewalld/zones/public.xml</text:span></text:p>
              <text:p text:style-name="psCode"><text:span text:style-name="tsDiag"> </text:span></text:p>
              <text:p text:style-name="psCode"><text:span text:style-name="tsDiag">firewall-cmd --zone=public --set-target=DROP</text:span></text:p>
              <text:p text:style-name="psCode"><text:span text:style-name="tsDiag"> </text:span></text:p>
              <text:p text:style-name="psCode"><text:span text:style-name="tsDiag">podman exec -it node1 firewall-cmd --zone=public --set-target=default</text:span></text:p>
              <text:p text:style-name="psCode"><text:span text:style-name="tsDiag">podman exec -it node1 firewall-cmd --reload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set-log-denied=off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set-log-denied=off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Key Takeaway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ext: Module 11 — Lockdown Mode and Hardening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| Topic | Key Point |</text:span></text:p>
              <text:p text:style-name="psCode"><text:span text:style-name="tsDiag">|-------|-----------|</text:span></text:p>
              <text:p text:style-name="psCode"><text:span text:style-name="tsDiag">| LogDenied | Set to `all` during debugging; `off` in production (noisy) |</text:span></text:p>
              <text:p text:style-name="psCode"><text:span text:style-name="tsDiag">| nft trace | Most powerful tool for per-packet chain traversal analysis |</text:span></text:p>
              <text:p text:style-name="psCode"><text:span text:style-name="tsDiag">| Five questions | Always work through them in order; don't skip to fixes |</text:span></text:p>
              <text:p text:style-name="psCode"><text:span text:style-name="tsDiag">| Runtime vs permanent | `diff` them if behavior is unexpected |</text:span></text:p>
              <text:p text:style-name="psCode"><text:span text:style-name="tsDiag">| `--reload` vs `--complete-reload` | `--reload` preserves connections; `--complete-reload` drops them |</text:span></text:p>
              <text:p text:style-name="psCode"><text:span text:style-name="tsDiag">| Recovery | Always have console/OOB access; use `at` safety timer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Next: [Module 11 — Lockdown Mode and Hardening](11-lockdown-mode-and-hardening.md)*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Key Takeaway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3552784_892"/>
            <table:table-column table:style-name="tcCol_139861543552784_2295"/>
            <table:table-row>
              <table:table-cell table:style-name="tcsHeader">
                <text:p text:style-name="psCell"><text:span text:style-name="tsTh">Topic</text:span></text:p>
              </table:table-cell>
              <table:table-cell table:style-name="tcsHeader">
                <text:p text:style-name="psCell"><text:span text:style-name="tsTh">Key Point</text:span></text:p>
              </table:table-cell>
            </table:table-row>
            <table:table-row>
              <table:table-cell table:style-name="tcsRowA">
                <text:p text:style-name="psCell"><text:span text:style-name="tsTd">LogDenied</text:span></text:p>
              </table:table-cell>
              <table:table-cell table:style-name="tcsRowA">
                <text:p text:style-name="psCell"><text:span text:style-name="tsTd">Set to all during debugging; off in production (noisy)</text:span></text:p>
              </table:table-cell>
            </table:table-row>
            <table:table-row>
              <table:table-cell table:style-name="tcsRowB">
                <text:p text:style-name="psCell"><text:span text:style-name="tsTd">nft trace</text:span></text:p>
              </table:table-cell>
              <table:table-cell table:style-name="tcsRowB">
                <text:p text:style-name="psCell"><text:span text:style-name="tsTd">Most powerful tool for per-packet chain traversal analysis</text:span></text:p>
              </table:table-cell>
            </table:table-row>
            <table:table-row>
              <table:table-cell table:style-name="tcsRowA">
                <text:p text:style-name="psCell"><text:span text:style-name="tsTd">Five questions</text:span></text:p>
              </table:table-cell>
              <table:table-cell table:style-name="tcsRowA">
                <text:p text:style-name="psCell"><text:span text:style-name="tsTd">Always work through them in order; don't skip to fixes</text:span></text:p>
              </table:table-cell>
            </table:table-row>
            <table:table-row>
              <table:table-cell table:style-name="tcsRowB">
                <text:p text:style-name="psCell"><text:span text:style-name="tsTd">Runtime vs permanent</text:span></text:p>
              </table:table-cell>
              <table:table-cell table:style-name="tcsRowB">
                <text:p text:style-name="psCell"><text:span text:style-name="tsTd">diff them if behavior is unexpected</text:span></text:p>
              </table:table-cell>
            </table:table-row>
            <table:table-row>
              <table:table-cell table:style-name="tcsRowA">
                <text:p text:style-name="psCell"><text:span text:style-name="tsTd">--reload vs --complete-reload</text:span></text:p>
              </table:table-cell>
              <table:table-cell table:style-name="tcsRowA">
                <text:p text:style-name="psCell"><text:span text:style-name="tsTd">--reload preserves connections; --complete-reload drops them</text:span></text:p>
              </table:table-cell>
            </table:table-row>
            <table:table-row>
              <table:table-cell table:style-name="tcsRowB">
                <text:p text:style-name="psCell"><text:span text:style-name="tsTd">Recovery</text:span></text:p>
              </table:table-cell>
              <table:table-cell table:style-name="tcsRowB">
                <text:p text:style-name="psCell"><text:span text:style-name="tsTd">Always have console/OOB access; use at safety timer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opic | Key Point</text:span></text:p>
              <text:p text:style-name="psCode"><text:span text:style-name="tsDiag">------------------------------------------------------------</text:span></text:p>
              <text:p text:style-name="psCode"><text:span text:style-name="tsDiag">LogDenied | Set to all during debugging; off in production (noisy)</text:span></text:p>
              <text:p text:style-name="psCode"><text:span text:style-name="tsDiag">nft trace | Most powerful tool for per-packet chain traversal analysis</text:span></text:p>
              <text:p text:style-name="psCode"><text:span text:style-name="tsDiag">Five questions | Always work through them in order; don't skip to fixes</text:span></text:p>
              <text:p text:style-name="psCode"><text:span text:style-name="tsDiag">Runtime vs permanent | diff them if behavior is unexpected</text:span></text:p>
              <text:p text:style-name="psCode"><text:span text:style-name="tsDiag">--reload vs --complete-reload | --reload preserves connections; --complete-reload drops them</text:span></text:p>
              <text:p text:style-name="psCode"><text:span text:style-name="tsDiag">Recovery | Always have console/OOB access; use at safety timer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